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text-properties style:font-name="Liberation Sans" fo:font-size="12pt"/>
    </style:style>
    <style:style style:name="P2" style:family="paragraph" style:parent-style-name="Heading_20_2">
      <style:paragraph-properties fo:line-height="150%"/>
    </style:style>
    <style:style style:name="P3" style:family="paragraph" style:parent-style-name="Heading_20_2">
      <style:paragraph-properties fo:margin-top="0cm" fo:margin-bottom="0cm" loext:contextual-spacing="false" fo:line-height="150%" fo:text-align="justify" style:justify-single-word="false"/>
    </style:style>
    <style:style style:name="P4" style:family="paragraph" style:parent-style-name="Text_20_body">
      <style:paragraph-properties fo:margin-top="0cm" fo:margin-bottom="0cm" loext:contextual-spacing="false" fo:line-height="150%" fo:text-align="start" style:justify-single-word="false"/>
    </style:style>
    <style:style style:name="P5" style:family="paragraph" style:parent-style-name="Text_20_body">
      <style:paragraph-properties fo:margin-top="0cm" fo:margin-bottom="0cm" loext:contextual-spacing="false" fo:line-height="150%" fo:text-align="justify" style:justify-single-word="false"/>
    </style:style>
    <style:style style:name="P6"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7" style:family="paragraph" style:parent-style-name="Text_20_body">
      <style:paragraph-properties fo:margin-top="0cm" fo:margin-bottom="0cm" loext:contextual-spacing="false" fo:line-height="150%" fo:text-align="start" style:justify-single-word="false" fo:break-before="page"/>
    </style:style>
    <style:style style:name="P8" style:family="paragraph" style:parent-style-name="Text_20_body">
      <style:paragraph-properties fo:margin-top="0.42cm" fo:margin-bottom="0.499cm" loext:contextual-spacing="false" fo:line-height="100%" fo:break-before="page" fo:keep-with-next="always"/>
      <style:text-properties style:font-name="Albany1" fo:font-size="16pt" fo:font-weight="bold"/>
    </style:style>
    <style:style style:name="P9" style:family="paragraph" style:parent-style-name="Text_20_body">
      <style:paragraph-properties fo:margin-left="0.499cm" fo:margin-right="0cm" fo:margin-top="0cm" fo:margin-bottom="0cm" loext:contextual-spacing="false" fo:line-height="100%" fo:text-indent="0cm" style:auto-text-indent="false"/>
    </style:style>
    <style:style style:name="P10"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10" text:outline-level="2"><text:bookmark-start text:name="__RefHeading___Toc1759_1280209449"/><text:span text:style-name="T1">#199</text:span><text:bookmark-end text:name="__RefHeading___Toc1759_1280209449"/></text:h>
        <text:p text:style-name="P5"/>
        <text:p text:style-name="P6">Na consciência de nossa fraqueza e fracasso, sentimos a necessidade de um sentimento novo da glória, amor, riquezas e poder do Senhor diante de nós; e, com isto, desejamos sguir, contando com Ele para nos ajudar nos dias escuros.</text:p>
        <text:p text:style-name="P5"/>
        <text:h text:style-name="P2" text:outline-level="2"><text:bookmark-start text:name="__RefHeading___Toc1761_1280209449"/><text:a xlink:type="simple" xlink:href="http://bibliaonline.com.br/acf/nm/1/1-16" text:style-name="Internet_20_link" text:visited-style-name="Visited_20_Internet_20_Link"><text:span text:style-name="T1">NÚMEROS 1, Vers. 1-16</text:span></text:a><text:bookmark-end text:name="__RefHeading___Toc1761_1280209449"/></text:h>
        <text:p text:style-name="P5"/>
        <text:p text:style-name="P5"><text:span text:style-name="T1">Hoje começamos nosso quarto livro do Antigo Testamento, (e outro passo como crentes). Gênesis e Romanos foram os começos; Êxodo e Atos a saída (redenção). Levítico e Hebreus, adoração. Agora Números. Do nosso lado... tribulações, provas, dificuldades. Israel estava em um deserto, nós estamos em um mundo que é contrário a Deus, e não podemos encontrar coisa alguma aqui que satisfaça a vida que agora temos. Do lado de Deus... Sua infinita paciência com o Israel que reclamava... e conosco crentes que reclamamos com frequência de nossas circunstâncias. Certo? Se eles tivessem crido e confiado em Deus, onze dias teriam sido suficientes para levá-los à terra - </text:span><text:a xlink:type="simple" xlink:href="http://bibliaonline.com.br/acf/dt/1/2" text:style-name="Internet_20_link" text:visited-style-name="Visited_20_Internet_20_Link"><text:span text:style-name="T1">Dt 1:2</text:span></text:a><text:span text:style-name="T1">. 1 Co </text:span><text:a xlink:type="simple" xlink:href="http://bibliaonline.com.br/acf/1co/10/1-12" text:style-name="Internet_20_link" text:visited-style-name="Visited_20_Internet_20_Link"><text:span text:style-name="T1">10:1-12</text:span></text:a><text:span text:style-name="T1"> mostra um pouco dos sérios eventos que aconteceram a Israel durante sua jornada.</text:span></text:p>
        <text:p text:style-name="P5"/>
        <text:p text:style-name="P5"><text:a xlink:type="simple" xlink:href="http://bibliaonline.com.br/acf/nm/1/1" text:style-name="Internet_20_link" text:visited-style-name="Visited_20_Internet_20_Link"><text:span text:style-name="T1">Nm 1:1</text:span></text:a><text:span text:style-name="T1"> O Senhor fala a Moisés "no deserto". Eles, em tipo, eram redimidos pelo sangue de cordeiros; nós, em realidade, pelo sangue de Cristo.</text:span></text:p>
        <text:p text:style-name="P5"/>
        <text:p text:style-name="P5"><text:a xlink:type="simple" xlink:href="http://bibliaonline.com.br/acf/nm/1/5-16" text:style-name="Internet_20_link" text:visited-style-name="Visited_20_Internet_20_Link"><text:span text:style-name="T1">Nm 1:5-16</text:span></text:a><text:span text:style-name="T1"> Cada tribo é nomeada separadamente e é dado o capitão de cada tribo.</text:span></text:p>
        <text:p text:style-name="P5"/>
        <text:h text:style-name="P1" text:outline-level="2"><text:bookmark-start text:name="__RefHeading___Toc1763_1280209449"/>#200<text:bookmark-end text:name="__RefHeading___Toc1763_1280209449"/></text:h>
        <text:p text:style-name="P5"/>
        <text:p text:style-name="P6">Por natureza o crente está morto EM pecado, pela graça ele está morta PARA o pecado.</text:p>
        <text:p text:style-name="P5"/>
        <text:h text:style-name="P2" text:outline-level="2"><text:bookmark-start text:name="__RefHeading___Toc1765_1280209449"/><text:a xlink:type="simple" xlink:href="http://bibliaonline.com.br/acf/nm/1/17-54" text:style-name="Internet_20_link" text:visited-style-name="Visited_20_Internet_20_Link"><text:span text:style-name="T1">NÚMEROS 1, Vers. 17-fim</text:span></text:a><text:bookmark-end text:name="__RefHeading___Toc1765_1280209449"/></text:h>
        <text:p text:style-name="P5"/>
        <text:p text:style-name="P5"><text:a xlink:type="simple" xlink:href="http://bibliaonline.com.br/acf/nm/1/17-46" text:style-name="Internet_20_link" text:visited-style-name="Visited_20_Internet_20_Link"><text:span text:style-name="T1">Nm 1:17-46</text:span></text:a><text:span text:style-name="T1"> Mas agora todo homem de cada tribo é cuidadosamente questionado quanto aos ancestrais de sua família. Esperamos que você seja capaz de dizer "Percenço à </text:span><text:soft-page-break/><text:span text:style-name="T1">família de Deus". Somos introduzidos em uma nova família, e nos alegramos de ler que somos agora "da família de Deus". </text:span><text:a xlink:type="simple" xlink:href="http://bibliaonline.com.br/acf/ef/2/19" text:style-name="Internet_20_link" text:visited-style-name="Visited_20_Internet_20_Link"><text:span text:style-name="T1">Ef 2:19</text:span></text:a><text:span text:style-name="T1"> (nossa própria jornada no "deserto" começa quando nascemos de novo). Doze tribos foram examinadas. Nesta lista são incluídos os dois filhos de José.</text:span></text:p>
        <text:p text:style-name="P5"/>
        <text:p text:style-name="P5"><text:a xlink:type="simple" xlink:href="http://bibliaonline.com.br/acf/nm/1/47-54" text:style-name="Internet_20_link" text:visited-style-name="Visited_20_Internet_20_Link"><text:span text:style-name="T1">Nm 1:47-54</text:span></text:a><text:span text:style-name="T1"> Uma tribo foi contada separadamente. Os Levitas tinham o cuidado do tabernáculo. Eles o desmontavam, montavam, e o guardavam armando suas tendas ao redor dele. Quantos detalhes e que cuidado! Assim podemos dizer que aquele povo era formado por guerreiros... adoradores... trabalhadores. Assim somos nós.</text:span></text:p>
        <text:p text:style-name="P5"/>
        <text:h text:style-name="P1" text:outline-level="2"><text:bookmark-start text:name="__RefHeading___Toc1767_1280209449"/>#201<text:bookmark-end text:name="__RefHeading___Toc1767_1280209449"/></text:h>
        <text:p text:style-name="P5"/>
        <text:p text:style-name="P5"><text:span text:style-name="T1">Se o principal objetivo de Cristo ao vir ao mundo foi glorificar a Deus, e assim foi (</text:span><text:a xlink:type="simple" xlink:href="http://bibliaonline.com.br/acf/jo/17/4" text:style-name="Internet_20_link" text:visited-style-name="Visited_20_Internet_20_Link"><text:span text:style-name="T1">Jo 17:4</text:span></text:a><text:span text:style-name="T1">), então meu principal objetivo na vida deve ser também glorificar a Deus.</text:span></text:p>
        <text:p text:style-name="P5"/>
        <text:h text:style-name="P2" text:outline-level="2"><text:bookmark-start text:name="__RefHeading___Toc1769_1280209449"/><text:a xlink:type="simple" xlink:href="http://bibliaonline.com.br/acf/nm/2" text:style-name="Internet_20_link" text:visited-style-name="Visited_20_Internet_20_Link"><text:span text:style-name="T1">NÚMEROS 2</text:span></text:a><text:bookmark-end text:name="__RefHeading___Toc1769_1280209449"/></text:h>
        <text:p text:style-name="P5"/>
        <text:p text:style-name="P6">A palavra "estandarte" (ou bandeira) é mencionada com frequência. Todo homem em Israel não deve apenas conhecer sua família, mas deve também reconhecer onde aquele determinado estandarte era levantado. Que confusão teria sido se cada homem decidisse por si próprio onde iria armar sua própria tenda.</text:p>
        <text:p text:style-name="P5"/>
        <text:p text:style-name="P5"><text:a xlink:type="simple" xlink:href="http://bibliaonline.com.br/acf/nm/2/17" text:style-name="Internet_20_link" text:visited-style-name="Visited_20_Internet_20_Link"><text:span text:style-name="T1">Nm 2:17</text:span></text:a><text:span text:style-name="T1"> O tabernáculo do Senhor estava bem no centro de todo o grande arraial. Os Levitas estavam ao redor dele. Que felicidade seria se nós que somos crentes nos lembrássemos disso. Ao nosso redor vemos aqueles que levantaram seus próprios estandartes. Eles usam um nome. Eles vão "à igreja de sua escolha". Mas o que promete a Palavra de Deus? "Onde estiverem dois ou três reunidos em Meu nome, aí estou Eu no meio deles". </text:span><text:a xlink:type="simple" xlink:href="http://bibliaonline.com.br/acf/mt/18/20" text:style-name="Internet_20_link" text:visited-style-name="Visited_20_Internet_20_Link"><text:span text:style-name="T1">Mt 18:20</text:span></text:a><text:span text:style-name="T1">. Vamos nos reunir em torno do estandarte que Deus proveu, a pessoa do próprio Filho de Deus e Seu nome digno. Assim era no princípio do Cristianismo - </text:span><text:a xlink:type="simple" xlink:href="https://www.bibliaonline.com.br/acf/atos/2/42" text:style-name="Internet_20_link" text:visited-style-name="Visited_20_Internet_20_Link"><text:span text:style-name="T1">Atos 2:42</text:span></text:a><text:span text:style-name="T1">.</text:span></text:p>
        <text:p text:style-name="P5"/>
        <text:h text:style-name="P1" text:outline-level="2"><text:bookmark-start text:name="__RefHeading___Toc1771_1280209449"/>#202<text:bookmark-end text:name="__RefHeading___Toc1771_1280209449"/></text:h>
        <text:p text:style-name="P5"/>
        <text:p text:style-name="P5"><text:soft-page-break/><text:span text:style-name="T1">Dou boas vindas à verdade de que o ESPÍRITO dá VIDA, mas custo a aprender que o ESPÍRITO é PODER. </text:span><text:a xlink:type="simple" xlink:href="http://bibliaonline.com.br/acf/ef/3/20" text:style-name="Internet_20_link" text:visited-style-name="Visited_20_Internet_20_Link"><text:span text:style-name="T1">Ef 3:20</text:span></text:a></text:p>
        <text:p text:style-name="P5"/>
        <text:h text:style-name="P3" text:outline-level="2"><text:bookmark-start text:name="__RefHeading___Toc1773_1280209449"/><text:a xlink:type="simple" xlink:href="http://bibliaonline.com.br/acf/nm/3" text:style-name="Internet_20_link" text:visited-style-name="Visited_20_Internet_20_Link"><text:span text:style-name="T1">NÚMEROS 3</text:span></text:a><text:bookmark-end text:name="__RefHeading___Toc1773_1280209449"/></text:h>
        <text:p text:style-name="P5"/>
        <text:p text:style-name="P6">O arraial de Israel está organizado, e Deus está para indicar determinadas famílias para um determinado trabalho. Mas primeiro é contada uma triste história. (E não é sem razão de ser).</text:p>
        <text:p text:style-name="P5"/>
        <text:p text:style-name="P5"><text:a xlink:type="simple" xlink:href="http://bibliaonline.com.br/acf/nm/3/4" text:style-name="Internet_20_link" text:visited-style-name="Visited_20_Internet_20_Link"><text:span text:style-name="T1">Nm 3:4</text:span></text:a><text:span text:style-name="T1"> O sacerdote devia tomar fogo do altar e acrescentar incenso para apresentá-lo ao Senhor - </text:span><text:a xlink:type="simple" xlink:href="http://bibliaonline.com.br/acf/lv/16/12-13" text:style-name="Internet_20_link" text:visited-style-name="Visited_20_Internet_20_Link"><text:span text:style-name="T1">Lv 16:12-13</text:span></text:a><text:span text:style-name="T1">. Nadabe e Abiú foram ao lugar certo, e eram filhos de Aarão o sacerdote, mas tomaram o fogo de um lugar diferente do altar, e Deus os matou por meio de fogo (</text:span><text:a xlink:type="simple" xlink:href="http://bibliaonline.com.br/acf/lv/10/1-2" text:style-name="Internet_20_link" text:visited-style-name="Visited_20_Internet_20_Link"><text:span text:style-name="T1">Lv 10:1-2</text:span></text:a><text:span text:style-name="T1">). Isto nos ajudaria a lembrar que Deus não Se agrada de qualquer pretensão de adoração que não tenha início na cruz de nosso Senhor Jesus Cristo e no sangue que Ele derramou ali.</text:span></text:p>
        <text:p text:style-name="P5"/>
        <text:p text:style-name="P5"><text:a xlink:type="simple" xlink:href="http://bibliaonline.com.br/acf/nm/3/12-13" text:style-name="Internet_20_link" text:visited-style-name="Visited_20_Internet_20_Link"><text:span text:style-name="T1">Nm 3:12-13</text:span></text:a><text:span text:style-name="T1"> Quando Deus matou os primogênitos do Egito, Ele queria que todos os primogênitos (homens - </text:span><text:a xlink:type="simple" xlink:href="http://bibliaonline.com.br/acf/Ex/13/12" text:style-name="Internet_20_link" text:visited-style-name="Visited_20_Internet_20_Link"><text:span text:style-name="T1">Ex 13:12</text:span></text:a><text:span text:style-name="T1">) de todas as tribos de Israel fossem Seus. Aqui Ele diz que tomará a tribo de Levi ao invés daqueles primogênitos. Todos os Levitas pertenciam especialmente ao Senhor, e eram privilegiados e responsáveis por servi-Lo.</text:span></text:p>
        <text:p text:style-name="P5"/>
        <text:p text:style-name="P5"><text:a xlink:type="simple" xlink:href="http://bibliaonline.com.br/acf/nm/3/17" text:style-name="Internet_20_link" text:visited-style-name="Visited_20_Internet_20_Link"><text:span text:style-name="T1">Nm 3:17</text:span></text:a><text:span text:style-name="T1"> A tribo de Levi, revestida de especial honra, é agora dividida em três famílias, Gerson, Coate e Merari. Cada uma dessas famílias tem seu próprio serviço, especialmente escolhido pelo Senhor. Temos nestes primeiros capítulos de Números "guerreiros (soldados), adoradores e obreiros". Vimos (1) uma nação de guerreiros, reunidos ao redor de seus estandartes; vestidos com toda a armadura de Deus e prontos a lutar pela verdade; (2) uma tribo de obreiros - a tribo de Levi; e agora (3) uma família de adoradores - a família de Aarão. Certamente deveríamos nos deliciar em adorá-Lo exatamente da maneira que Ele nos disse para fazer e deveríamos servir com alegria o Senhor em tudo o que Ele possa nos guiar.</text:span></text:p>
        <text:p text:style-name="P5"/>
        <text:h text:style-name="P1" text:outline-level="2"><text:bookmark-start text:name="__RefHeading___Toc1775_1280209449"/>#203<text:bookmark-end text:name="__RefHeading___Toc1775_1280209449"/></text:h>
        <text:p text:style-name="P5"/>
        <text:p text:style-name="P6">Nossa salvação não é por obras mas uma salvação que opera se não for impedida pela <text:soft-page-break/>vontade própria.</text:p>
        <text:p text:style-name="P5"/>
        <text:h text:style-name="P2" text:outline-level="2"><text:bookmark-start text:name="__RefHeading___Toc1777_1280209449"/><text:a xlink:type="simple" xlink:href="http://bibliaonline.com.br/acf/nm/3/27-51" text:style-name="Internet_20_link" text:visited-style-name="Visited_20_Internet_20_Link"><text:span text:style-name="T1">NÚMEROS 3, Vers. 27-51</text:span></text:a><text:bookmark-end text:name="__RefHeading___Toc1777_1280209449"/></text:h>
        <text:p text:style-name="P5"/>
        <text:p text:style-name="P5"><text:a xlink:type="simple" xlink:href="http://bibliaonline.com.br/acf/nm/3/25,31,36,37" text:style-name="Internet_20_link" text:visited-style-name="Visited_20_Internet_20_Link"><text:span text:style-name="T1">Nm 3:25, 31, 36, 37</text:span></text:a><text:span text:style-name="T1"> Veja como o Senhor escolheu algo especial para cada família fazer. Podemos pensar que se trate de uma honra muito maior levar a arca, do que levar as estacas - mas seja o que for que o Senhor escolhesse para cada um fazer, aquilo era um privilégio especial. Conforme 1 Pd, cap. 2, todos os crentes são sacerdotes e é nosso privilégio adorarmos e servirmos, mas tudo deve ser feito em conformidade com o modo como o próprio Senhor nos guia. Os sacerdotes eram todos iguais, e faziam a mesma obra, mas isso não acontecia com os Levitas, onde cada um tinha uma obra individual a fazer - </text:span><text:a xlink:type="simple" xlink:href="http://bibliaonline.com.br/acf/nm/4/19" text:style-name="Internet_20_link" text:visited-style-name="Visited_20_Internet_20_Link"><text:span text:style-name="T1">4:19</text:span></text:a><text:span text:style-name="T1">.</text:span></text:p>
        <text:p text:style-name="P5"/>
        <text:p text:style-name="P6">Vamos organizar nossos pensamentos a respeito desses arranjos enquanto o arraial estava acampado. O tabernáculo ficava no centro. Três tribos do povo estavam em cada um dos quatro lados. Mas então havia um grande espaço vazio entre o Tabernáculo e o povo. Nos lados Oeste, Sul e Norte, nesse espaço vazio estavam os Levitas, para o serviço, armando o Tabernáculo, guardando-o e desmontando-o. Ao Leste estavam os sacerdotes. Todos os quatro grupos eram da família de Levi.</text:p>
        <text:p text:style-name="P5"/>
        <text:p text:style-name="P5"><text:a xlink:type="simple" xlink:href="http://bibliaonline.com.br/acf/nm/3/23-26" text:style-name="Internet_20_link" text:visited-style-name="Visited_20_Internet_20_Link"><text:span text:style-name="T1">Nm 3:23-26</text:span></text:a><text:span text:style-name="T1"> A família Levita de Gérson, levou as coisas mais leves do Tabernáculo através do deserto por 38 anos.</text:span></text:p>
        <text:p text:style-name="P5"/>
        <text:p text:style-name="P5"><text:a xlink:type="simple" xlink:href="http://bibliaonline.com.br/acf/nm/3/27-32" text:style-name="Internet_20_link" text:visited-style-name="Visited_20_Internet_20_Link"><text:span text:style-name="T1">Nm 3:27-32</text:span></text:a><text:span text:style-name="T1"> A família Levita de Coate tinha o maior privilégio - levavam os utensílios santos do Tabernáculo.</text:span></text:p>
        <text:p text:style-name="P5"/>
        <text:p text:style-name="P5"><text:a xlink:type="simple" xlink:href="http://bibliaonline.com.br/acf/nm/3/33-37" text:style-name="Internet_20_link" text:visited-style-name="Visited_20_Internet_20_Link"><text:span text:style-name="T1">Nm 3:33-37</text:span></text:a><text:span text:style-name="T1"> A família de Merari levava todas as coisas pesadas.</text:span></text:p>
        <text:p text:style-name="P5"/>
        <text:p text:style-name="P5"><text:a xlink:type="simple" xlink:href="http://bibliaonline.com.br/acf/nm/3/38-39" text:style-name="Internet_20_link" text:visited-style-name="Visited_20_Internet_20_Link"><text:span text:style-name="T1">Nm 3:38-39</text:span></text:a><text:span text:style-name="T1"> Os sacerdotes e Moisés viviam no lado Leste. Eles não carregavam nada. Seu trabalho começava apenas quando o arraial parava. Os sacerdotes eram designados para a adoração a Deus.</text:span></text:p>
        <text:p text:style-name="P5"/>
        <text:p text:style-name="P5"><text:a xlink:type="simple" xlink:href="http://bibliaonline.com.br/acf/nm/3/40-51" text:style-name="Internet_20_link" text:visited-style-name="Visited_20_Internet_20_Link"><text:span text:style-name="T1">Nm 3:40-51</text:span></text:a><text:span text:style-name="T1">. Interessante. Ao invés de cada primogênito de todo o arraial ser dedicado a Deus (</text:span><text:a xlink:type="simple" xlink:href="http://bibliaonline.com.br/acf/ex/13/13" text:style-name="Internet_20_link" text:visited-style-name="Visited_20_Internet_20_Link"><text:span text:style-name="T1">Ex 13:13</text:span></text:a><text:span text:style-name="T1">), os Levitas como um grupo foram dedicados a Deus como representando </text:span><text:soft-page-break/><text:span text:style-name="T1">os primogênitos.</text:span></text:p>
        <text:p text:style-name="P5"/>
        <text:p text:style-name="P5"><text:span text:style-name="T1">(Na nova criação, Cristo é apresentado como sendo o "primogênito de toda a criação". </text:span><text:a xlink:type="simple" xlink:href="http://bibliaonline.com.br/acf/cl/1/15" text:style-name="Internet_20_link" text:visited-style-name="Visited_20_Internet_20_Link"><text:span text:style-name="T1">Cl 1:15</text:span></text:a><text:span text:style-name="T1">. Ele é também as "primícias" da grande seara de Deus (</text:span><text:a xlink:type="simple" xlink:href="http://bibliaonline.com.br/acf/1co/15/20-23" text:style-name="Internet_20_link" text:visited-style-name="Visited_20_Internet_20_Link"><text:span text:style-name="T1">1 Co 15:20-23</text:span></text:a><text:span text:style-name="T1">). Portanto isso implica que há mais fruto por vir. Os crentes são este fruto. Assim, estando em Cristo, os crentes são resultados do Primogênito - </text:span><text:a xlink:type="simple" xlink:href="http://bibliaonline.com.br/acf/cl/1/15" text:style-name="Internet_20_link" text:visited-style-name="Visited_20_Internet_20_Link"><text:span text:style-name="T1">Cl 1:15</text:span></text:a><text:span text:style-name="T1">). Veja o </text:span><text:a xlink:type="simple" xlink:href="https://www.bibliaonline.com.br/acf/nm/7/6-9" text:style-name="Internet_20_link" text:visited-style-name="Visited_20_Internet_20_Link"><text:span text:style-name="T1">capítulo 7:6-9</text:span></text:a><text:span text:style-name="T1"> para entender o que Deus provia para os Levitas conforme o peso de suas cargas. Lembre-se disso quando você achar que tem uma carga pesada!).</text:span></text:p>
        <text:p text:style-name="P5"/>
        <text:h text:style-name="P1" text:outline-level="2"><text:bookmark-start text:name="__RefHeading___Toc1779_1280209449"/>#204<text:bookmark-end text:name="__RefHeading___Toc1779_1280209449"/></text:h>
        <text:p text:style-name="P5"/>
        <text:p text:style-name="P6">A lei de Deus é a regra da consciência.</text:p>
        <text:p text:style-name="P5"/>
        <text:h text:style-name="P2" text:outline-level="2"><text:bookmark-start text:name="__RefHeading___Toc1781_1280209449"/><text:a xlink:type="simple" xlink:href="http://bibliaonline.com.br/acf/nm/4" text:style-name="Internet_20_link" text:visited-style-name="Visited_20_Internet_20_Link"><text:span text:style-name="T1">NÚMEROS 4</text:span></text:a><text:bookmark-end text:name="__RefHeading___Toc1781_1280209449"/></text:h>
        <text:p text:style-name="P5"/>
        <text:p text:style-name="P6">Vemos com que cuidado o Senhor guardava as coisas santas do tabernáculo. Antes dos Coatitas saírem a carregar suas partes, Aaraão e seus filhos deviam entrar e cobrir a mobília santa. Estes itens eram cobertos enquanto eram levados através do deserto. </text:p>
        <text:p text:style-name="P5"/>
        <text:p text:style-name="P5"><text:a xlink:type="simple" xlink:href="http://bibliaonline.com.br/acf/nm/4/15-20" text:style-name="Internet_20_link" text:visited-style-name="Visited_20_Internet_20_Link"><text:span text:style-name="T1">Nm 4:15-20</text:span></text:a><text:span text:style-name="T1"> O privilégio e serviço dos Coatitas. </text:span><text:a xlink:type="simple" xlink:href="http://bibliaonline.com.br/acf/nm/4/24,29" text:style-name="Internet_20_link" text:visited-style-name="Visited_20_Internet_20_Link"><text:span text:style-name="T1">Vers. 24,29</text:span></text:a><text:span text:style-name="T1"> - o serviço dos Gersonitas. </text:span><text:a xlink:type="simple" xlink:href="http://bibliaonline.com.br/acf/nm/4/31-33" text:style-name="Internet_20_link" text:visited-style-name="Visited_20_Internet_20_Link"><text:span text:style-name="T1">Vers. 31-33</text:span></text:a><text:span text:style-name="T1"> - o serviço dos Meratitas. Os melhores anos de suas vidas eram destinados ao serviço do Senhor e Seu tabernáculo. Dos 30 aos 50 anos de idade! Com frequência esses anos são os que usamos para tentar conseguir sucesso e bens aqui neste mundo.</text:span></text:p>
        <text:p text:style-name="P5"/>
        <text:p text:style-name="P5"><text:a xlink:type="simple" xlink:href="http://bibliaonline.com.br/acf/nm/4/49" text:style-name="Internet_20_link" text:visited-style-name="Visited_20_Internet_20_Link"><text:span text:style-name="T1">Nm 4:49</text:span></text:a><text:span text:style-name="T1"> "Cada qual segundo o seu ministério, e segundo o seu cargo" Nada era deixado para eles escolherem - tudo era ordenado por Deus. E cada um de nós pode pedir ao Senhor que também nos mostre o serviço e a carga que tem para que nós aceitemos em nossa jornada para nosso lar celestial.</text:span></text:p>
        <text:p text:style-name="P5"/>
        <text:h text:style-name="P1" text:outline-level="2"><text:bookmark-start text:name="__RefHeading___Toc1783_1280209449"/>#205<text:bookmark-end text:name="__RefHeading___Toc1783_1280209449"/></text:h>
        <text:p text:style-name="P5"/>
        <text:p text:style-name="P6">Ele está nas alturas por mim... estou eu aqui em baixo por Ele?</text:p>
        <text:p text:style-name="P5"/>
        <text:h text:style-name="P2" text:outline-level="2"><text:bookmark-start text:name="__RefHeading___Toc1785_1280209449"/><text:soft-page-break/><text:a xlink:type="simple" xlink:href="http://bibliaonline.com.br/acf/nm/5" text:style-name="Internet_20_link" text:visited-style-name="Visited_20_Internet_20_Link"><text:span text:style-name="T1">NÚMEROS 5</text:span></text:a><text:bookmark-end text:name="__RefHeading___Toc1785_1280209449"/></text:h>
        <text:p text:style-name="P5"/>
        <text:p text:style-name="P5"><text:a xlink:type="simple" xlink:href="http://bibliaonline.com.br/acf/nm/5/2-3" text:style-name="Internet_20_link" text:visited-style-name="Visited_20_Internet_20_Link"><text:span text:style-name="T1">Nm 5:2-3</text:span></text:a><text:span text:style-name="T1"> Havia certas coisas que podiam tornar o arraial impuro, e elas deviam ser "lançadas fora" - porque o próprio Senhor estava ali. (Isto é algo importante para lembrarmos se queremos honrar o nome de nosso Senhor Jesus. Somos responsáveis em cuidar para que as coisas que contaminam, sejam elas morais ou doutrinárias, sejam "lançadas fora" - pois o Senhor está ali, </text:span><text:a xlink:type="simple" xlink:href="http://bibliaonline.com.br/acf/gl/5/9" text:style-name="Internet_20_link" text:visited-style-name="Visited_20_Internet_20_Link"><text:span text:style-name="T1">Gl 5:9</text:span></text:a><text:span text:style-name="T1"> e </text:span><text:a xlink:type="simple" xlink:href="http://bibliaonline.com.br/acf/1co/5/6" text:style-name="Internet_20_link" text:visited-style-name="Visited_20_Internet_20_Link"><text:span text:style-name="T1">1 Co 5:6</text:span></text:a><text:span text:style-name="T1">).</text:span></text:p>
        <text:p text:style-name="P5"/>
        <text:p text:style-name="P5"><text:a xlink:type="simple" xlink:href="http://bibliaonline.com.br/acf/nm/5/6" text:style-name="Internet_20_link" text:visited-style-name="Visited_20_Internet_20_Link"><text:span text:style-name="T1">Nm 5:6</text:span></text:a><text:span text:style-name="T1"> O Senhor agora faz Seu povo lembrar que cada um devia permanecer individualmente alerta, que a consciência deles era impura (Quando alguém age ou fala de modo errado contra outro, não é suficiente apenas dizer ao Senhor que pecamos - temos que ir ao que fizemos mal e acertar as coisas com ele também).</text:span></text:p>
        <text:p text:style-name="P5"/>
        <text:p text:style-name="P5"><text:a xlink:type="simple" xlink:href="http://bibliaonline.com.br/acf/nm/5/12-31" text:style-name="Internet_20_link" text:visited-style-name="Visited_20_Internet_20_Link"><text:span text:style-name="T1">Nm 5:12-31</text:span></text:a><text:span text:style-name="T1"> Encontramos com frequência na Bíblia a figura do marido e da esposa, o que nos lembra do Amor e relacionamento do Senhor para com o Seu povo de Israel, ou para com Sua Noiva celestial (a igreja). Que coisa triste e terrível quando o povo do Senhor se desvia dEle e faz amigos dentre aqueles que são realmente inimigos de nosso Senhor. Nesta prova, a água é usada para nos lembrar das Palavra de Deus, e o "pó" é usado para nos lembrar da morte, ou do juízo-próprio. Deixemos que a Palavra de Deus nos perscrute completamente. Repare que foi Deus quem tomou a decisão.</text:span></text:p>
        <text:p text:style-name="P5"/>
        <text:h text:style-name="P1" text:outline-level="2"><text:bookmark-start text:name="__RefHeading___Toc1787_1280209449"/>#206<text:bookmark-end text:name="__RefHeading___Toc1787_1280209449"/></text:h>
        <text:p text:style-name="P5"/>
        <text:p text:style-name="P6">Deus nunca me priva de coisa alguma, senão daquelas que eu alegremente deixaria se cresse nEle.</text:p>
        <text:p text:style-name="P5"/>
        <text:h text:style-name="P2" text:outline-level="2"><text:bookmark-start text:name="__RefHeading___Toc1789_1280209449"/><text:a xlink:type="simple" xlink:href="http://bibliaonline.com.br/acf/nm/6" text:style-name="Internet_20_link" text:visited-style-name="Visited_20_Internet_20_Link"><text:span text:style-name="T1">NÚMEROS 6</text:span></text:a><text:bookmark-end text:name="__RefHeading___Toc1789_1280209449"/></text:h>
        <text:p text:style-name="P5"/>
        <text:p text:style-name="P5"><text:span text:style-name="T1">Era o privilégio de qualquer homem ou mulher de Israel separar-se a si próprio de uma maneira especial para o Senhor. Quando assim procedia, a pessoa era chamada de "Nazireu". (Não Nazareno, que era uma pessoa que vivia em Nazaré). Um homem que desejasse desfrutar dessa posição deveria (1) não beber vinho, (2) deixar seu cabelo crescer, e (3) não tocar um corpo morto. (São lições para nós). O vinho no Antigo </text:span><text:soft-page-break/><text:span text:style-name="T1">Testamento é uma figura da alegria terrena. Durante o tempo que uma pessoa era um Nazireu, ele não deveria beber vinho. O crente é uma pessoa que está sempre separada, para Cristo, da excitação deste mundo. Algo pode não ser considerado "pecaminoso", mas poderia nos impedir de verdadeiramente desfrutarmos do Senhor. Deixar seu cabelo crescer significaria desistir de qualquer direito à sua própria dignidade ou reputação. Pois a Bíblia nos diz que é uma vergonha para o homem ter cabelo comprido - </text:span><text:a xlink:type="simple" xlink:href="http://bibliaonline.com.br/acf/1co/11/14" text:style-name="Internet_20_link" text:visited-style-name="Visited_20_Internet_20_Link"><text:span text:style-name="T1">1 Co 11:14</text:span></text:a><text:span text:style-name="T1">. Era uma vergonha para um homem ser um Nazireu. Tocar um corpo morto o tornaria impuro. Acaso não estamos cercados por aqueles que estão mortos em transgressões e pecados? O próprio Senhor Jesus foi o verdadeiro e perfeito Nazireu. Ele Se fez de nenhuma reputação e Se conservou incontaminado deste mundo.</text:span></text:p>
        <text:p text:style-name="P5"/>
        <text:p text:style-name="P5"><text:a xlink:type="simple" xlink:href="http://bibliaonline.com.br/acf/nm/6/13-20" text:style-name="Internet_20_link" text:visited-style-name="Visited_20_Internet_20_Link"><text:span text:style-name="T1">Nm 6:13-20</text:span></text:a><text:span text:style-name="T1"> No final do tempo do voto de um Nazireu, ele deve trazer ofertas queimadas, sacrifícios pelo pecado, sacrifícios pacíficos, ofertas de carne e de bebida! Ele deve rapar o cabelo "e depois o nazireu poderá beber vinho." Vai chegar o tempo quando nosso Senhor Jesus Cristo, Aquele em Quem se cumpriram todas as ofertas, receberá aquele lugar digno de honra, dignidade e gozo nesta terra. Reinaremos com Ele sobre este mundo - </text:span><text:a xlink:type="simple" xlink:href="http://bibliaonline.com.br/acf/ap/5/10" text:style-name="Internet_20_link" text:visited-style-name="Visited_20_Internet_20_Link"><text:span text:style-name="T1">Ap 5:10</text:span></text:a><text:span text:style-name="T1">.</text:span></text:p>
        <text:p text:style-name="P5"/>
        <text:h text:style-name="P1" text:outline-level="2"><text:bookmark-start text:name="__RefHeading___Toc1791_1280209449"/>#207<text:bookmark-end text:name="__RefHeading___Toc1791_1280209449"/></text:h>
        <text:p text:style-name="P5"/>
        <text:p text:style-name="P5"><text:span text:style-name="T1">Demonstro meu amor por Cristo pelo tanto que obedeço Sua Palavra. </text:span><text:a xlink:type="simple" xlink:href="https://www.bibliaonline.com.br/acf/jo/14/23" text:style-name="Internet_20_link" text:visited-style-name="Visited_20_Internet_20_Link"><text:span text:style-name="T1">João 14:23</text:span></text:a><text:span text:style-name="T1">.</text:span></text:p>
        <text:p text:style-name="P5"/>
        <text:h text:style-name="P2" text:outline-level="2"><text:bookmark-start text:name="__RefHeading___Toc1793_1280209449"/><text:a xlink:type="simple" xlink:href="http://bibliaonline.com.br/acf/nm/7" text:style-name="Internet_20_link" text:visited-style-name="Visited_20_Internet_20_Link"><text:span text:style-name="T1">NÚMEROS 7</text:span></text:a><text:bookmark-end text:name="__RefHeading___Toc1793_1280209449"/></text:h>
        <text:p text:style-name="P5"/>
        <text:p text:style-name="P6">Os presentes dados ao Senhor pelos príncipes em Israel.</text:p>
        <text:p text:style-name="P5"/>
        <text:p text:style-name="P5"><text:a xlink:type="simple" xlink:href="http://bibliaonline.com.br/acf/nm/7/1-9" text:style-name="Internet_20_link" text:visited-style-name="Visited_20_Internet_20_Link"><text:span text:style-name="T1">Nm 7:1-9</text:span></text:a><text:span text:style-name="T1"> Bois e carros foram dados aos Gersonitas e Meraritas, pois eles tinham cargas pesadas para carregar; cap. 3, mas nada foi dado aos Coatitas, pois eles carregavam a santa mobília sobre seus ombros. Isto que representa particularmente a Pessoa do Senhor Jesus Cristo deve ser levado da maneira mais pessoal e exaltada.</text:span></text:p>
        <text:p text:style-name="P5"/>
        <text:p text:style-name="P6">Repare que apesar de cada príncipe ter oferecido exatamente o mesmo, ainda assim cada um ofereceu em um dia especial, e cada príncipe e sua oferta é relacionada de <text:soft-page-break/>modo especial em todos os detalhes. Isto nos faz lembrar de que Deus nunca Se cansa de escutar nosso louvor.</text:p>
        <text:p text:style-name="P5"/>
        <text:p text:style-name="P6">Por que iria Deus ocupar 80 versículos para nos dizer isto? Não teria sido porque o louvor pertence a Deus e ao Senhor Jesus Cristo?</text:p>
        <text:p text:style-name="P5"/>
        <text:h text:style-name="P1" text:outline-level="2"><text:bookmark-start text:name="__RefHeading___Toc1795_1280209449"/>#208<text:bookmark-end text:name="__RefHeading___Toc1795_1280209449"/></text:h>
        <text:p text:style-name="P5"/>
        <text:p text:style-name="P6">Nenhuma comunhão haverá com os santos se não houver comunhão com Deus.</text:p>
        <text:p text:style-name="P5"/>
        <text:h text:style-name="P2" text:outline-level="2"><text:bookmark-start text:name="__RefHeading___Toc1797_1280209449"/><text:a xlink:type="simple" xlink:href="http://bibliaonline.com.br/acf/nm/8" text:style-name="Internet_20_link" text:visited-style-name="Visited_20_Internet_20_Link"><text:span text:style-name="T1">NÚMEROS 8</text:span></text:a><text:bookmark-end text:name="__RefHeading___Toc1797_1280209449"/></text:h>
        <text:p text:style-name="P5"/>
        <text:p text:style-name="P5"><text:a xlink:type="simple" xlink:href="http://bibliaonline.com.br/acf/nm/8/1-4" text:style-name="Internet_20_link" text:visited-style-name="Visited_20_Internet_20_Link"><text:span text:style-name="T1">Nm 8:1-4</text:span></text:a><text:span text:style-name="T1"> O candelabro dava a única luz no tabernáculo. Era a primeira sala - "o santo lugar". Deus é luz (</text:span><text:a xlink:type="simple" xlink:href="http://bibliaonline.com.br/acf/1jo/1/5" text:style-name="Internet_20_link" text:visited-style-name="Visited_20_Internet_20_Link"><text:span text:style-name="T1">1 Jo 1:5</text:span></text:a><text:span text:style-name="T1">), Jesus era a luz do mundo (</text:span><text:a xlink:type="simple" xlink:href="http://bibliaonline.com.br/acf/jo/9/5" text:style-name="Internet_20_link" text:visited-style-name="Visited_20_Internet_20_Link"><text:span text:style-name="T1">Jo 9:5</text:span></text:a><text:span text:style-name="T1">) e o Espírito Santo é o azeite (o poder) que capacita a luz a brilhar. Sete lâmpadas nos falam que era algo perfeito. Vemos nisto que a luz de nossa vida, o que dizemos e fazemos, é para a glória do Senhor somente. Leia </text:span><text:a xlink:type="simple" xlink:href="http://bibliaonline.com.br/acf/mt/5/14-16" text:style-name="Internet_20_link" text:visited-style-name="Visited_20_Internet_20_Link"><text:span text:style-name="T1">Mt 5:14-16</text:span></text:a><text:span text:style-name="T1">. Que responsabilidade temos!</text:span></text:p>
        <text:p text:style-name="P5"/>
        <text:p text:style-name="P5"><text:a xlink:type="simple" xlink:href="http://bibliaonline.com.br/acf/nm/8/6-22" text:style-name="Internet_20_link" text:visited-style-name="Visited_20_Internet_20_Link"><text:span text:style-name="T1">Nm 8:6-22</text:span></text:a><text:span text:style-name="T1"> Os Levitas precisam ser preparados para o serviço do Senhor. Só água, e não sangue, é usada. Veja Jo </text:span><text:a xlink:type="simple" xlink:href="http://bibliaonline.com.br/acf/jo/13/6-10" text:style-name="Internet_20_link" text:visited-style-name="Visited_20_Internet_20_Link"><text:span text:style-name="T1">13:6-10</text:span></text:a><text:span text:style-name="T1">. A água é como a Palavra de Deus. Os crentes precisam da Palavra para se manterem limpos. </text:span><text:a xlink:type="simple" xlink:href="http://bibliaonline.com.br/acf/ef/5/25" text:style-name="Internet_20_link" text:visited-style-name="Visited_20_Internet_20_Link"><text:span text:style-name="T1">Ef 5:25</text:span></text:a><text:span text:style-name="T1">. Lembre-se de que os sacerdotes eram para a adoração a Deus, mas os Levitas (neste capítulo) eram para o serviço. O </text:span><text:a xlink:type="simple" xlink:href="http://bibliaonline.com.br/acf/nm/8/19" text:style-name="Internet_20_link" text:visited-style-name="Visited_20_Internet_20_Link"><text:span text:style-name="T1">vers. 19</text:span></text:a><text:span text:style-name="T1"> nos diz que os Levitas vinham depois dos sacerdotes. Nós crentes somos ambas as coisas, mas a adoração deve tomar o primeiro lugar. Leia estes versículos bem devagar.</text:span></text:p>
        <text:p text:style-name="P5"/>
        <text:p text:style-name="P5"><text:a xlink:type="simple" xlink:href="http://bibliaonline.com.br/acf/nm/8/23-26" text:style-name="Internet_20_link" text:visited-style-name="Visited_20_Internet_20_Link"><text:span text:style-name="T1">Nm 8:23-26</text:span></text:a><text:span text:style-name="T1"> Os anos maduros e produtivos de suas vidas deviam ser devotados ao serviço do Senhor. Após 50 anos de idade, eles deviam entrar no tabernáculo, mas não deviam fazer qualquer obra ou serviço.</text:span></text:p>
        <text:p text:style-name="P5"/>
        <text:h text:style-name="P1" text:outline-level="2"><text:bookmark-start text:name="__RefHeading___Toc1799_1280209449"/>#209<text:bookmark-end text:name="__RefHeading___Toc1799_1280209449"/></text:h>
        <text:p text:style-name="P5"/>
        <text:p text:style-name="P6">O novo homem, nascido de Deus, é, em sua natureza, o reflexo inteligente da natureza de <text:soft-page-break/>Deus.</text:p>
        <text:p text:style-name="P5"/>
        <text:h text:style-name="P2" text:outline-level="2"><text:bookmark-start text:name="__RefHeading___Toc1801_1280209449"/><text:a xlink:type="simple" xlink:href="http://bibliaonline.com.br/acf/nm/9" text:style-name="Internet_20_link" text:visited-style-name="Visited_20_Internet_20_Link"><text:span text:style-name="T1">NÚMEROS 9</text:span></text:a><text:bookmark-end text:name="__RefHeading___Toc1801_1280209449"/></text:h>
        <text:p text:style-name="P5"/>
        <text:p text:style-name="P5"><text:a xlink:type="simple" xlink:href="http://bibliaonline.com.br/acf/nm/9/3" text:style-name="Internet_20_link" text:visited-style-name="Visited_20_Internet_20_Link"><text:span text:style-name="T1">Nm 9:3</text:span></text:a><text:span text:style-name="T1"> A importância da data para guardar a Páscoa (veja Êx </text:span><text:a xlink:type="simple" xlink:href="http://bibliaonline.com.br/acf/ex/12/2-3" text:style-name="Internet_20_link" text:visited-style-name="Visited_20_Internet_20_Link"><text:span text:style-name="T1">12:2-3</text:span></text:a><text:span text:style-name="T1">).</text:span></text:p>
        <text:p text:style-name="P5"/>
        <text:p text:style-name="P5"><text:a xlink:type="simple" xlink:href="http://bibliaonline.com.br/acf/nm/9/6-8" text:style-name="Internet_20_link" text:visited-style-name="Visited_20_Internet_20_Link"><text:span text:style-name="T1">Nm 9:6-8</text:span></text:a><text:span text:style-name="T1"> Havia alguns que não estavam limpos. Eles confessaram abertamente e perguntaram a Moisés o que deviam fazer. Moisés pergunta ao Senhor. E é isto o que devemos fazer. Voltemo-nos para a Palavra de Deus em busca de respostas.</text:span></text:p>
        <text:p text:style-name="P5"/>
        <text:p text:style-name="P5"><text:a xlink:type="simple" xlink:href="http://bibliaonline.com.br/acf/nm/9/11-12" text:style-name="Internet_20_link" text:visited-style-name="Visited_20_Internet_20_Link"><text:span text:style-name="T1">Nm 9:11-12</text:span></text:a><text:span text:style-name="T1"> Quão maravilhosa é a graça de Deus. Ele permite que haja tempo para que o impuro seja limpo, e deste modo o homem guardou a Páscoa no segundo mês. Os detalhes de como esto deve ser guardada.</text:span></text:p>
        <text:p text:style-name="P5"/>
        <text:p text:style-name="P5"><text:a xlink:type="simple" xlink:href="http://bibliaonline.com.br/acf/nm/9/13" text:style-name="Internet_20_link" text:visited-style-name="Visited_20_Internet_20_Link"><text:span text:style-name="T1">Nm 9:13</text:span></text:a><text:span text:style-name="T1"> Um Israelita que fosse descuidado e não se importasse em guardar a Páscoa devia ser cortado do povo. O Senhor pediu-nos que correspondêssemos ao Seu amor recordando-O em Sua morte. Isto não significa que um crente possa vir a perder sua salvação se for descuidado, mas ele perderá seu discernimento e paz.</text:span></text:p>
        <text:p text:style-name="P5"/>
        <text:p text:style-name="P5"><text:a xlink:type="simple" xlink:href="http://bibliaonline.com.br/acf/nm/9/15-16" text:style-name="Internet_20_link" text:visited-style-name="Visited_20_Internet_20_Link"><text:span text:style-name="T1">Nm 9:15-16</text:span></text:a><text:span text:style-name="T1"> A nuvem era visível a todos, de dia e de noite.</text:span></text:p>
        <text:p text:style-name="P5"/>
        <text:p text:style-name="P5"><text:a xlink:type="simple" xlink:href="http://bibliaonline.com.br/acf/nm/9/18-23" text:style-name="Internet_20_link" text:visited-style-name="Visited_20_Internet_20_Link"><text:span text:style-name="T1">Nm 9:18-23</text:span></text:a><text:span text:style-name="T1"> Os filhos de Israel descansavam ou viajavam somente ao comando do Senhor. Que lição para nós! Hoje, a presença do Senhor é vista apenas pela fé, mas Ele está presente em cada crente. Ele é capaz de nos guiar e nos dirigir em nossa jornada a cada dia em direção ao nosso Lar. A fim de saber quando parar e quando andar, um Israelita tinha que manter seus olhos na nuvem. É igualmente importante para nós olharmos para o Senhor.</text:span></text:p>
        <text:p text:style-name="P5"/>
        <text:h text:style-name="P1" text:outline-level="2"><text:bookmark-start text:name="__RefHeading___Toc1803_1280209449"/>#210<text:bookmark-end text:name="__RefHeading___Toc1803_1280209449"/></text:h>
        <text:p text:style-name="P5"/>
        <text:p text:style-name="P6">Somos grandemente beneficiados por parte daqueles que construíram muros em torno da verdade... como Neemias fez.</text:p>
        <text:p text:style-name="P5"/>
        <text:h text:style-name="P2" text:outline-level="2"><text:bookmark-start text:name="__RefHeading___Toc1805_1280209449"/><text:soft-page-break/><text:a xlink:type="simple" xlink:href="http://bibliaonline.com.br/acf/nm/10" text:style-name="Internet_20_link" text:visited-style-name="Visited_20_Internet_20_Link"><text:span text:style-name="T1">NÚMEROS 10</text:span></text:a><text:bookmark-end text:name="__RefHeading___Toc1805_1280209449"/></text:h>
        <text:p text:style-name="P5"/>
        <text:p text:style-name="P6">As duas trombetas eram para serem feitas de uma só peça de prata, recordando-nos do Antigo e Novo Testamentos - ambos os quais são na verdade um só - a Palavra de Deus. A redenção é representada para nós na prata.</text:p>
        <text:p text:style-name="P5"/>
        <text:p text:style-name="P5"><text:a xlink:type="simple" xlink:href="http://bibliaonline.com.br/acf/nm/10/2" text:style-name="Internet_20_link" text:visited-style-name="Visited_20_Internet_20_Link"><text:span text:style-name="T1">Nm 10:2</text:span></text:a><text:span text:style-name="T1"> Para o chamado da assembléia.</text:span></text:p>
        <text:p text:style-name="P5"/>
        <text:p text:style-name="P5"><text:a xlink:type="simple" xlink:href="http://bibliaonline.com.br/acf/nm/10/4-10" text:style-name="Internet_20_link" text:visited-style-name="Visited_20_Internet_20_Link"><text:span text:style-name="T1">Nm 10:4-10</text:span></text:a><text:span text:style-name="T1"> Um alarme para o tempo de guerra, e até nos dias de alegria em seus dias solenes. A Palavra de Deus é para todo propósito... ela pode e deve fazer parte daquele gozo, tanto quanto para proteção e conforto.</text:span></text:p>
        <text:p text:style-name="P5"/>
        <text:p text:style-name="P5"><text:a xlink:type="simple" xlink:href="http://bibliaonline.com.br/acf/nm/10/11-12" text:style-name="Internet_20_link" text:visited-style-name="Visited_20_Internet_20_Link"><text:span text:style-name="T1">Nm 10:11-12</text:span></text:a><text:span text:style-name="T1"> A perfeita ordem do arraial quando começa a se mover adiante.</text:span></text:p>
        <text:p text:style-name="P5"/>
        <text:p text:style-name="P5"><text:a xlink:type="simple" xlink:href="http://bibliaonline.com.br/acf/nm/10/29" text:style-name="Internet_20_link" text:visited-style-name="Visited_20_Internet_20_Link"><text:span text:style-name="T1">Nm 10:29</text:span></text:a><text:span text:style-name="T1"> Moisés cometeu um erro aqui, e se volta para um parente que estava familiarizado com o deserto, e pede a ele que os guie para lhes servir de olhos (</text:span><text:a xlink:type="simple" xlink:href="https://www.bibliaonline.com.br/acf/nm/10/31" text:style-name="Internet_20_link" text:visited-style-name="Visited_20_Internet_20_Link"><text:span text:style-name="T1">vers. 31</text:span></text:a><text:span text:style-name="T1">). Às vezes somos guiados por parentes aos invés da Palavra e do Espírito Santo.</text:span></text:p>
        <text:p text:style-name="P5"/>
        <text:p text:style-name="P5"><text:a xlink:type="simple" xlink:href="http://bibliaonline.com.br/acf/nm/10/33-34" text:style-name="Internet_20_link" text:visited-style-name="Visited_20_Internet_20_Link"><text:span text:style-name="T1">Nm 10:33-34</text:span></text:a><text:span text:style-name="T1"> O Senhor é zeloso, pois conhece que a direção vinda de qualquer outro lugar nos levará a caminhos errados. Portanto Ele instrui para que tirem a arca do centro do arraial e a coloquem na frente para guiar. Repare o que Ele buscava para eles. Você está encontrando descanso para sua alma?</text:span></text:p>
        <text:p text:style-name="P5"/>
        <text:h text:style-name="P1" text:outline-level="2"><text:bookmark-start text:name="__RefHeading___Toc1807_1280209449"/>#211<text:bookmark-end text:name="__RefHeading___Toc1807_1280209449"/></text:h>
        <text:p text:style-name="P5"/>
        <text:p text:style-name="P6">Nunca obtenho a chave para qualquer dificuldade espiritual sem Cristo.</text:p>
        <text:p text:style-name="P5"/>
        <text:h text:style-name="P2" text:outline-level="2"><text:bookmark-start text:name="__RefHeading___Toc1809_1280209449"/><text:a xlink:type="simple" xlink:href="http://bibliaonline.com.br/acf/nm/11" text:style-name="Internet_20_link" text:visited-style-name="Visited_20_Internet_20_Link"><text:span text:style-name="T1">NÚMEROS 11</text:span></text:a><text:bookmark-end text:name="__RefHeading___Toc1809_1280209449"/></text:h>
        <text:p text:style-name="P5"/>
        <text:p text:style-name="P5"><text:a xlink:type="simple" xlink:href="http://bibliaonline.com.br/acf/nm/11/1-3" text:style-name="Internet_20_link" text:visited-style-name="Visited_20_Internet_20_Link"><text:span text:style-name="T1">Nm 11:1-3</text:span></text:a><text:span text:style-name="T1"> Depois de tudo isto eles começam a reclamar. O Senhor ouviu e enviou fogo entre eles, mas outra vez em Sua misericórdia, o fogo foi apagado quando o povo clamou a Moisés.</text:span></text:p>
        <text:p text:style-name="P5"/>
        <text:p text:style-name="P5"><text:soft-page-break/><text:a xlink:type="simple" xlink:href="http://bibliaonline.com.br/acf/nm/11/4-9" text:style-name="Internet_20_link" text:visited-style-name="Visited_20_Internet_20_Link"><text:span text:style-name="T1">Nm 11:4-9</text:span></text:a><text:span text:style-name="T1"> Deus proveu a eles o alimento diário vindo do céu, chamado maná... suficiente para todos. Mas eles ficaram cansados da comida de Deus e clamaram outra vez pela comida que antes comiam no Egito! Todos estes seis alimentos nascem próximos da terra ou vêm do mar. E acaso não é verdade que depois de termos comido cebolas e alhos, outros ao nosso redor podem dizer o que estivemos comendo? E assim é se nos alimentamos daquilo que este pobre e culpado mundo tem para oferecer, sua TV, sua música de rock, o sabor disso ficará em nós, e outros logo saberão onde estivemos nos alimentando.</text:span></text:p>
        <text:p text:style-name="P5"/>
        <text:p text:style-name="P5"><text:a xlink:type="simple" xlink:href="http://bibliaonline.com.br/acf/nm/11/11-15" text:style-name="Internet_20_link" text:visited-style-name="Visited_20_Internet_20_Link"><text:span text:style-name="T1">Nm 11:11-15</text:span></text:a><text:span text:style-name="T1"> Moisés reclama ao Senhor e usa as palavras "eu" e "mim" vez após outra. O Senhor fez conforme a palavra de Moisés, e tirou um pouco do espírito que estava com Moisés, e o dividiu entre setenta homens escolhidos.</text:span></text:p>
        <text:p text:style-name="P5"/>
        <text:p text:style-name="P5"><text:a xlink:type="simple" xlink:href="http://bibliaonline.com.br/acf/nm/11/24-30" text:style-name="Internet_20_link" text:visited-style-name="Visited_20_Internet_20_Link"><text:span text:style-name="T1">Nm 11:24-30</text:span></text:a><text:span text:style-name="T1"> Os homens sobre os quais este espírito foi concedido, permaneceram fora do arraial, mas dois deles ficaram dentro, e profetizaram ali. Eles deviam ter saído, como Moisés e os outros fizeram, e um jovem reparou nisso e perguntou a Moisés se deviam ser mandados calar. Moisés os deixou onde estavam. Não é verdade que hoje há muitos que estão pregando o Evangelho mas estão recusando o lugar da escolha de Deus, que é estar reunido ao nome do Senhor Jesus "fora do arraial"?</text:span></text:p>
        <text:p text:style-name="P5"/>
        <text:h text:style-name="P1" text:outline-level="2"><text:bookmark-start text:name="__RefHeading___Toc1811_1280209449"/>#212<text:bookmark-end text:name="__RefHeading___Toc1811_1280209449"/></text:h>
        <text:p text:style-name="P5"/>
        <text:p text:style-name="P6">Não é para nos regozijarmos tanto nos livramentos quando chegam, como nAquele que nos livra.</text:p>
        <text:p text:style-name="P5"/>
        <text:h text:style-name="P2" text:outline-level="2"><text:bookmark-start text:name="__RefHeading___Toc1813_1280209449"/><text:a xlink:type="simple" xlink:href="http://bibliaonline.com.br/acf/nm/12" text:style-name="Internet_20_link" text:visited-style-name="Visited_20_Internet_20_Link"><text:span text:style-name="T1">NÚMEROS 12</text:span></text:a><text:bookmark-end text:name="__RefHeading___Toc1813_1280209449"/></text:h>
        <text:p text:style-name="P5"/>
        <text:p text:style-name="P6">Uma figura do Senhor Jesus, tomando para Si mesmo uma noiva de entre os Gentios. Vemos esta ira claramente no livro de Atos, onde os Judeus ficavam muito irados todas as vezes que o evangelho era pregado aos gentios.</text:p>
        <text:p text:style-name="P5"/>
        <text:p text:style-name="P5"><text:a xlink:type="simple" xlink:href="http://bibliaonline.com.br/acf/nm/12/3" text:style-name="Internet_20_link" text:visited-style-name="Visited_20_Internet_20_Link"><text:span text:style-name="T1">Nm 12:3</text:span></text:a><text:span text:style-name="T1"> Moisés era um homem fraco, e mesmo quando criticado, não se defendia, mas deixava tudo com o Senhor, e o Senhor cuidava do problema.</text:span></text:p>
        <text:p text:style-name="P5"><text:soft-page-break/></text:p>
        <text:p text:style-name="P5"><text:a xlink:type="simple" xlink:href="http://bibliaonline.com.br/acf/nm/12/4-10" text:style-name="Internet_20_link" text:visited-style-name="Visited_20_Internet_20_Link"><text:span text:style-name="T1">Nm 12:4-10</text:span></text:a><text:span text:style-name="T1"> O Senhor responde e age prontamente.</text:span></text:p>
        <text:p text:style-name="P5"/>
        <text:p text:style-name="P5"><text:a xlink:type="simple" xlink:href="http://bibliaonline.com.br/acf/nm/12/11-15" text:style-name="Internet_20_link" text:visited-style-name="Visited_20_Internet_20_Link"><text:span text:style-name="T1">Nm 12:11-15</text:span></text:a><text:span text:style-name="T1"> Moisés pede perdão por Miriam. O Senhor ouve, mas há uma pena.</text:span></text:p>
        <text:p text:style-name="P5"/>
        <text:h text:style-name="P1" text:outline-level="2"><text:bookmark-start text:name="__RefHeading___Toc1815_1280209449"/>#213<text:bookmark-end text:name="__RefHeading___Toc1815_1280209449"/></text:h>
        <text:p text:style-name="P5"/>
        <text:p text:style-name="P6">Não há ninguém tão consciente do pecado que habita em si quanto aquele que anda na luz.</text:p>
        <text:p text:style-name="P5"/>
        <text:h text:style-name="P2" text:outline-level="2"><text:bookmark-start text:name="__RefHeading___Toc1817_1280209449"/><text:a xlink:type="simple" xlink:href="http://bibliaonline.com.br/acf/nm/13" text:style-name="Internet_20_link" text:visited-style-name="Visited_20_Internet_20_Link"><text:span text:style-name="T1">NÚMEROS 13</text:span></text:a><text:bookmark-end text:name="__RefHeading___Toc1817_1280209449"/></text:h>
        <text:p text:style-name="P5"/>
        <text:p text:style-name="P5"><text:a xlink:type="simple" xlink:href="http://bibliaonline.com.br/acf/nm/13/1-3" text:style-name="Internet_20_link" text:visited-style-name="Visited_20_Internet_20_Link"><text:span text:style-name="T1">Nm 13:1-3</text:span></text:a><text:span text:style-name="T1"> Em Deuteronômio </text:span><text:a xlink:type="simple" xlink:href="http://bibliaonline.com.br/acf/dt/1/21-22" text:style-name="Internet_20_link" text:visited-style-name="Visited_20_Internet_20_Link"><text:span text:style-name="T1">1, vers. 21 e 22</text:span></text:a><text:span text:style-name="T1">, vemos que este desejo de investigar a terra começou com os filhos de Israel. Deus os havia trazido do Egito e prometeu introduzi-los na boa terra, e disse a eles como ela seria. Por que então precisariam de espias? Incredulidade!</text:span></text:p>
        <text:p text:style-name="P5"/>
        <text:p text:style-name="P5"><text:a xlink:type="simple" xlink:href="http://bibliaonline.com.br/acf/nm/13/22-28" text:style-name="Internet_20_link" text:visited-style-name="Visited_20_Internet_20_Link"><text:span text:style-name="T1">Nm 13:22-28</text:span></text:a><text:span text:style-name="T1"> Eles logo descobriram que a terra era exatamente como Deus lhes havia falado. Era uma terra de onde manava leite e mel, e trouxeram com eles alguns dos frutos da terra. As pessoas ouviram o testemunho e viram o fruto, a evidência, todavia ainda assim não creram.</text:span></text:p>
        <text:p text:style-name="P5"/>
        <text:p text:style-name="P5"><text:a xlink:type="simple" xlink:href="http://bibliaonline.com.br/acf/nm/13/31" text:style-name="Internet_20_link" text:visited-style-name="Visited_20_Internet_20_Link"><text:span text:style-name="T1">Nm 13:31</text:span></text:a><text:span text:style-name="T1"> Eles dizem ao povo "Não poderemos". Seus olhos estavam desviados do Senhor, e sentiam-se como gafanhotos diante de gigantes.</text:span></text:p>
        <text:p text:style-name="P5"/>
        <text:p text:style-name="P5"><text:a xlink:type="simple" xlink:href="http://bibliaonline.com.br/acf/nm/13/32" text:style-name="Internet_20_link" text:visited-style-name="Visited_20_Internet_20_Link"><text:span text:style-name="T1">Nm 13:32</text:span></text:a><text:span text:style-name="T1"> Mas um homem chamado Calebe diz, "seguramente prevaleceremos". Calebe tinha seus olhos no Senhor. Há muitos inimigos que iriam tentar nos impedir hoje de desfrutarmos, agora mesmo, nossos maravilhosos privilégios e bênçãos como povo celestial. Somos abençoados "com todas as bênçãos espirituais nos lugares celestiais em Cristo". </text:span><text:a xlink:type="simple" xlink:href="http://bibliaonline.com.br/acf/ef/1/3" text:style-name="Internet_20_link" text:visited-style-name="Visited_20_Internet_20_Link"><text:span text:style-name="T1">Ef 1:3</text:span></text:a><text:span text:style-name="T1">. Não obtemos nossas bênçãos pela obediência à Palavra de Deus, mas desfrutamos delas pela obediência.</text:span></text:p>
        <text:p text:style-name="P5"/>
        <text:h text:style-name="P1" text:outline-level="2"><text:bookmark-start text:name="__RefHeading___Toc1819_1280209449"/><text:soft-page-break/>#214<text:bookmark-end text:name="__RefHeading___Toc1819_1280209449"/></text:h>
        <text:p text:style-name="P5"/>
        <text:p text:style-name="P6">O Senhor a me segurar é o que me garante segurança eterna... eu segurar no Senhor é essencial para uma vida de comunhão.</text:p>
        <text:p text:style-name="P5"/>
        <text:h text:style-name="P2" text:outline-level="2"><text:bookmark-start text:name="__RefHeading___Toc1821_1280209449"/><text:a xlink:type="simple" xlink:href="http://bibliaonline.com.br/acf/nm/14" text:style-name="Internet_20_link" text:visited-style-name="Visited_20_Internet_20_Link"><text:span text:style-name="T1">NÚMEROS 14</text:span></text:a><text:bookmark-end text:name="__RefHeading___Toc1821_1280209449"/></text:h>
        <text:p text:style-name="P5"/>
        <text:p text:style-name="P5"><text:a xlink:type="simple" xlink:href="http://bibliaonline.com.br/acf/nm/14/1-5" text:style-name="Internet_20_link" text:visited-style-name="Visited_20_Internet_20_Link"><text:span text:style-name="T1">Nm 14:1-5</text:span></text:a><text:span text:style-name="T1"> É difícil entender tamanha incredulidade e rebelião (a menos que olhemos para nós mesmos!). Aqui eles se encontram bem na divisa da terra que Deus lhes havia prometido, e falam de escolher um capitão e voltarem para o Egito!</text:span></text:p>
        <text:p text:style-name="P5"/>
        <text:p text:style-name="P5"><text:a xlink:type="simple" xlink:href="http://bibliaonline.com.br/acf/nm/14/6-10" text:style-name="Internet_20_link" text:visited-style-name="Visited_20_Internet_20_Link"><text:span text:style-name="T1">Nm 14:6-10</text:span></text:a><text:span text:style-name="T1"> Estes dois homens tomam a palavra e confiam em Deus, e por causa disto são ameaçados de morte! (Também vivemos em uma época quando há muitos crentes que rejeitam a verdade de que Cristo é tudo, e preferem seguir adiante de modo mundano. Não sejamos assim.)</text:span></text:p>
        <text:p text:style-name="P5"/>
        <text:p text:style-name="P5"><text:a xlink:type="simple" xlink:href="http://bibliaonline.com.br/acf/nm/14/11-20" text:style-name="Internet_20_link" text:visited-style-name="Visited_20_Internet_20_Link"><text:span text:style-name="T1">Nm 14:11-20</text:span></text:a><text:span text:style-name="T1"> Deus diz a Moisés que irá punir aqueles que não creram que Deus era capaz de introduzi-los na terra da promessa.</text:span></text:p>
        <text:p text:style-name="P5"/>
        <text:p text:style-name="P5"><text:a xlink:type="simple" xlink:href="http://bibliaonline.com.br/acf/nm/14/34" text:style-name="Internet_20_link" text:visited-style-name="Visited_20_Internet_20_Link"><text:span text:style-name="T1">Nm 14:34</text:span></text:a><text:span text:style-name="T1"> Apesar de Deus os ter perdoado naquela vez, Ele lhes disse que iriam vagar durante 40 anos naquele mesmo deserto, até que todos os que tinham mais de 20 anos de idade estivessem mortos. Somente seus filhos, Calebe e Josué poderiam entrar na terra.</text:span></text:p>
        <text:p text:style-name="P5"/>
        <text:p text:style-name="P5"><text:a xlink:type="simple" xlink:href="http://bibliaonline.com.br/acf/nm/14/37" text:style-name="Internet_20_link" text:visited-style-name="Visited_20_Internet_20_Link"><text:span text:style-name="T1">Nm 14:37</text:span></text:a><text:span text:style-name="T1"> Deus não deixa nada passar despercebido.</text:span></text:p>
        <text:p text:style-name="P5"/>
        <text:p text:style-name="P5"><text:a xlink:type="simple" xlink:href="http://bibliaonline.com.br/acf/nm/14/40-45" text:style-name="Internet_20_link" text:visited-style-name="Visited_20_Internet_20_Link"><text:span text:style-name="T1">Nm 14:40-45</text:span></text:a><text:span text:style-name="T1"> Quando o Senhor disse a eles que entrassem - eles se recusaram. Agora que Ele diz que devem vagar por 40 anos, eles dizem, "Não, entraremos na terra". São derrotados em sua primeira luta contra o inimigo, pois o Senhor não estava com eles; sem Deus age a vontade própria. Devemos ver isto com mais clareza no próximo capítulo.</text:span></text:p>
        <text:p text:style-name="P5"/>
        <text:h text:style-name="P1" text:outline-level="2"><text:bookmark-start text:name="__RefHeading___Toc1823_1280209449"/>#215<text:bookmark-end text:name="__RefHeading___Toc1823_1280209449"/></text:h>
        <text:p text:style-name="P5"/>
        <text:p text:style-name="P6"><text:soft-page-break/>Sempre posso encontrar o suficiente para quaisquer tribulações que Deus possa permitir, se tão somente olhar para Cristo.</text:p>
        <text:p text:style-name="P5"/>
        <text:h text:style-name="P2" text:outline-level="2"><text:bookmark-start text:name="__RefHeading___Toc1825_1280209449"/><text:a xlink:type="simple" xlink:href="http://bibliaonline.com.br/acf/nm/15" text:style-name="Internet_20_link" text:visited-style-name="Visited_20_Internet_20_Link"><text:span text:style-name="T1">NÚMEROS 15</text:span></text:a><text:bookmark-end text:name="__RefHeading___Toc1825_1280209449"/></text:h>
        <text:p text:style-name="P5"/>
        <text:p text:style-name="P5"><text:a xlink:type="simple" xlink:href="http://bibliaonline.com.br/acf/nm/15/1-2" text:style-name="Internet_20_link" text:visited-style-name="Visited_20_Internet_20_Link"><text:span text:style-name="T1">Nm 15:1-2</text:span></text:a><text:span text:style-name="T1"> Depois de toda a incredulidade do último capítulo, o Senhor diz, "Quando entrardes na terra da vossa habitação, que eu vos hei de dar". Não é maravilhoso? Sua graça e fidelidade será a causa do assentamento de Israel na terra. Desobediência, da parte deles, graça da parte de Deus! Nunca se esqueça disso.</text:span></text:p>
        <text:p text:style-name="P5"/>
        <text:p text:style-name="P5"><text:a xlink:type="simple" xlink:href="http://bibliaonline.com.br/acf/nm/15/3-13" text:style-name="Internet_20_link" text:visited-style-name="Visited_20_Internet_20_Link"><text:span text:style-name="T1">Nm 15:3-13</text:span></text:a><text:span text:style-name="T1"> Deus olha com gozo para o tempo quando Seu amado povo estará na terra; eles levarão alegremente suas oferendas e sacrifícios a Ele.</text:span></text:p>
        <text:p text:style-name="P5"/>
        <text:p text:style-name="P5"><text:a xlink:type="simple" xlink:href="http://bibliaonline.com.br/acf/nm/15/14-16" text:style-name="Internet_20_link" text:visited-style-name="Visited_20_Internet_20_Link"><text:span text:style-name="T1">Nm 15:14-16</text:span></text:a><text:span text:style-name="T1"> O Senhor pensa naqueles que não fazem parte de Seu povo terreno Israel, e quer abençoá-los também. Nós Gentios éramos estrangeiros e desarraigados, mas fomos introduzidos na mais maravilhosa bênção por meio da obra de Cristo por nós. A igreja de Deus é formada de Judeus e Gentios - </text:span><text:a xlink:type="simple" xlink:href="http://bibliaonline.com.br/acf/ef/2/13-18" text:style-name="Internet_20_link" text:visited-style-name="Visited_20_Internet_20_Link"><text:span text:style-name="T1">Ef 2:13-18</text:span></text:a><text:span text:style-name="T1">. E deverá compartilhar as glórias com Cristo no céu para sempre.</text:span></text:p>
        <text:p text:style-name="P5"/>
        <text:p text:style-name="P5"><text:a xlink:type="simple" xlink:href="http://bibliaonline.com.br/acf/nm/15/22-31" text:style-name="Internet_20_link" text:visited-style-name="Visited_20_Internet_20_Link"><text:span text:style-name="T1">Nm 15:22-31</text:span></text:a><text:span text:style-name="T1"> É feita provisão para nossos pecados de ignorância e, a horrível sentença de morte para aquele que pecou deliberadamente. Ser ignorante da verdade é uma coisa. Mas desobedecê-la deliberadamente, é outra.</text:span></text:p>
        <text:p text:style-name="P5"/>
        <text:p text:style-name="P5"><text:a xlink:type="simple" xlink:href="http://bibliaonline.com.br/acf/nm/15/37-41" text:style-name="Internet_20_link" text:visited-style-name="Visited_20_Internet_20_Link"><text:span text:style-name="T1">Nm 15:37-41</text:span></text:a><text:span text:style-name="T1"> Azul é a cor que nos lembra do céu. Nosso "andar" diário deveria mostrar aos outros que pertencemos ao céu e que queremos agradar ao Senhor.</text:span></text:p>
        <text:p text:style-name="P5"/>
        <text:h text:style-name="P1" text:outline-level="2"><text:bookmark-start text:name="__RefHeading___Toc1827_1280209449"/>#216<text:bookmark-end text:name="__RefHeading___Toc1827_1280209449"/></text:h>
        <text:p text:style-name="P5"/>
        <text:p text:style-name="P6">A mesma Palavra que nos diz que não temos pecado em nós, nos diz claramente que temos pecado em nós.</text:p>
        <text:p text:style-name="P5"/>
        <text:h text:style-name="P2" text:outline-level="2"><text:bookmark-start text:name="__RefHeading___Toc1829_1280209449"/><text:a xlink:type="simple" xlink:href="http://bibliaonline.com.br/acf/nm/16" text:style-name="Internet_20_link" text:visited-style-name="Visited_20_Internet_20_Link"><text:span text:style-name="T1">NÚMEROS 16</text:span></text:a><text:bookmark-end text:name="__RefHeading___Toc1829_1280209449"/></text:h>
        <text:p text:style-name="P5"/>
        <text:p text:style-name="P5"><text:soft-page-break/><text:span text:style-name="T1">Esta horrível história é mencionada em Judas, </text:span><text:a xlink:type="simple" xlink:href="https://www.bibliaonline.com.br/acf/jd/1/11" text:style-name="Internet_20_link" text:visited-style-name="Visited_20_Internet_20_Link"><text:span text:style-name="T1">vers. 11</text:span></text:a><text:span text:style-name="T1">, como a "rebelião de Coré". Sem dúvida havia inveja no coração deste homem. Ele vê defeito em Moisés e Aarão que tinham um serviço mais proeminente. Que coisa terrível é a inveja aos olhos de Deus! Deus escolheu cada homem para sua obra; Coré estava na verdade se rebelando contra Deus.</text:span></text:p>
        <text:p text:style-name="P5"/>
        <text:p text:style-name="P5"><text:a xlink:type="simple" xlink:href="http://bibliaonline.com.br/acf/nm/16/4" text:style-name="Internet_20_link" text:visited-style-name="Visited_20_Internet_20_Link"><text:span text:style-name="T1">Nm 16:4</text:span></text:a><text:span text:style-name="T1"> Algo bom de se fazer. O próprio Senhor é nosso Grande Sumo Sacerdote; não temos direito de escolha. Sujeitemo-nos a nosso Senhor Jesus Cristo.</text:span></text:p>
        <text:p text:style-name="P5"/>
        <text:p text:style-name="P5"><text:a xlink:type="simple" xlink:href="http://bibliaonline.com.br/acf/nm/16/12" text:style-name="Internet_20_link" text:visited-style-name="Visited_20_Internet_20_Link"><text:span text:style-name="T1">Nm 16:12</text:span></text:a><text:span text:style-name="T1"> Dois outros que tomaram parte nessa rebelião.</text:span></text:p>
        <text:p text:style-name="P5"/>
        <text:p text:style-name="P5"><text:a xlink:type="simple" xlink:href="http://bibliaonline.com.br/acf/nm/16/16-35" text:style-name="Internet_20_link" text:visited-style-name="Visited_20_Internet_20_Link"><text:span text:style-name="T1">Nm 16:16-35</text:span></text:a><text:span text:style-name="T1"> Datã e Abirão e todos os que estão com eles são literalmente "engolidos" pela terra, e Coré e os 250 que estavam com ele são queimados. Deus não será zombado ou desafiado, e embora Ele seja longânimo e misericordioso hoje, Ele trará um terrível juízo sobre aqueles que se rebelam contra o Senhor Jesus. Lembremo-nos dos </text:span><text:a xlink:type="simple" xlink:href="https://www.bibliaonline.com.br/acf/nm/16/21" text:style-name="Internet_20_link" text:visited-style-name="Visited_20_Internet_20_Link"><text:span text:style-name="T1">versículo 21</text:span></text:a><text:span text:style-name="T1">, e estejamos separados daqueles (às vezes até crentes) que se recusam a aceitar a autoridade do Senhor.</text:span></text:p>
        <text:p text:style-name="P5"/>
        <text:p text:style-name="P5"><text:a xlink:type="simple" xlink:href="http://bibliaonline.com.br/acf/nm/16/41-45" text:style-name="Internet_20_link" text:visited-style-name="Visited_20_Internet_20_Link"><text:span text:style-name="T1">Nm 16:41-45</text:span></text:a><text:span text:style-name="T1"> Este espírito de rebelião estava em "toda a congregação".</text:span></text:p>
        <text:p text:style-name="P5"/>
        <text:p text:style-name="P5"><text:a xlink:type="simple" xlink:href="http://bibliaonline.com.br/acf/nm/16/48" text:style-name="Internet_20_link" text:visited-style-name="Visited_20_Internet_20_Link"><text:span text:style-name="T1">Nm 16:48</text:span></text:a><text:span text:style-name="T1"> Aarão o sacerdote permanece entre os vivos e os mortos, e a praga é interrompida. Se não fosse por nosso Sumo Sacerdote, de Quem Aarão é uma figura, jamais chegaríamos ao céu. Mas Ele é fiel e Ele que fez a expiação vive agora para nós.</text:span></text:p>
        <text:p text:style-name="P5"/>
        <text:h text:style-name="P1" text:outline-level="2"><text:bookmark-start text:name="__RefHeading___Toc1831_1280209449"/>#217<text:bookmark-end text:name="__RefHeading___Toc1831_1280209449"/></text:h>
        <text:p text:style-name="P5"/>
        <text:p text:style-name="P6">Nos últimos dias a prova do verdadeiro amor a Cristo é manter a manutenção da Sua verdade.</text:p>
        <text:p text:style-name="P5"/>
        <text:h text:style-name="P2" text:outline-level="2"><text:bookmark-start text:name="__RefHeading___Toc1833_1280209449"/><text:a xlink:type="simple" xlink:href="http://bibliaonline.com.br/acf/nm/17" text:style-name="Internet_20_link" text:visited-style-name="Visited_20_Internet_20_Link"><text:span text:style-name="T1">NÚMEROS 17</text:span></text:a><text:bookmark-end text:name="__RefHeading___Toc1833_1280209449"/></text:h>
        <text:p text:style-name="P5"/>
        <text:p text:style-name="P6">O Senhor irá agir publicamente.</text:p>
        <text:p text:style-name="P5"/>
        <text:p text:style-name="P5"><text:soft-page-break/><text:a xlink:type="simple" xlink:href="http://bibliaonline.com.br/acf/nm/17/1-9" text:style-name="Internet_20_link" text:visited-style-name="Visited_20_Internet_20_Link"><text:span text:style-name="T1">Nm 17:1-9</text:span></text:a><text:span text:style-name="T1"> Doze varas eram para ser tomadas e colocadas diante da arca, o próprio lugar da habitação de Deus. O nome de cada tribo estava escrito sobre cada vara individual.</text:span></text:p>
        <text:p text:style-name="P5"/>
        <text:p text:style-name="P5"><text:a xlink:type="simple" xlink:href="http://bibliaonline.com.br/acf/nm/17/8" text:style-name="Internet_20_link" text:visited-style-name="Visited_20_Internet_20_Link"><text:span text:style-name="T1">Nm 17:8</text:span></text:a><text:span text:style-name="T1"> Que milagre! A vara de Aarão, o Sumo Sacerdote, produz brotos, flores e amêndoas, tudo em uma só noite! Isto é uma figura da vida e ressurreição a partir da morte! E Aquele que é nosso Sumo Sacerdote, Aquele que está lá nas alturas na presença de Deus por nós, agora vive de entre os mortos, capaz e ansioso por nos guiar e nos guardar em nosso caminho para o lar. Não nos esqueçamos da presente obra de nosso Senhor no céu (</text:span><text:a xlink:type="simple" xlink:href="http://bibliaonline.com.br/acf/rm/5/10" text:style-name="Internet_20_link" text:visited-style-name="Visited_20_Internet_20_Link"><text:span text:style-name="T1">Rm 5:10</text:span></text:a><text:span text:style-name="T1">); sem isso não sobreviveríamos.</text:span></text:p>
        <text:p text:style-name="P5"/>
        <text:p text:style-name="P5"><text:a xlink:type="simple" xlink:href="http://bibliaonline.com.br/acf/nm/17/12-13" text:style-name="Internet_20_link" text:visited-style-name="Visited_20_Internet_20_Link"><text:span text:style-name="T1">Nm 17:12-13</text:span></text:a><text:span text:style-name="T1"> Que profunda incredulidade, mesmo depois deste maravilhoso milagre. O capítulo termina com uma pergunta. No capítulo de amanhã vem a resposta.</text:span></text:p>
        <text:p text:style-name="P5"/>
        <text:h text:style-name="P1" text:outline-level="2"><text:bookmark-start text:name="__RefHeading___Toc1835_1280209449"/>#218<text:bookmark-end text:name="__RefHeading___Toc1835_1280209449"/></text:h>
        <text:p text:style-name="P5"/>
        <text:p text:style-name="P6">O quer que enfraqueça a união a Cristo destrói o poder.</text:p>
        <text:p text:style-name="P5"/>
        <text:h text:style-name="P2" text:outline-level="2"><text:bookmark-start text:name="__RefHeading___Toc1837_1280209449"/><text:a xlink:type="simple" xlink:href="http://bibliaonline.com.br/acf/nm/18" text:style-name="Internet_20_link" text:visited-style-name="Visited_20_Internet_20_Link"><text:span text:style-name="T1">NÚMEROS 18</text:span></text:a><text:bookmark-end text:name="__RefHeading___Toc1837_1280209449"/></text:h>
        <text:p text:style-name="P5"/>
        <text:p text:style-name="P5"><text:a xlink:type="simple" xlink:href="http://bibliaonline.com.br/acf/nm/18/1-5" text:style-name="Internet_20_link" text:visited-style-name="Visited_20_Internet_20_Link"><text:span text:style-name="T1">Nm 18:1-5</text:span></text:a><text:span text:style-name="T1"> Que resposta maravilhosa! O Senhor não pode abaixar o padrão de Sua santidade, mas aqui Ele faz completa provisão " para que não haja outra vez furor sobre os filhos de Israel". A tribo de Levi precisava ser "juntada" a Aarão. Eles eram privilegiados para servirem, mas deviam ser obedientes a Aarão, o Sumo Sacerdote. Quão triste e confuso é quando um crente escolhe seu próprio tipo de serviço. A adoração deve vir antes do serviço.</text:span></text:p>
        <text:p text:style-name="P5"/>
        <text:p text:style-name="P5"><text:a xlink:type="simple" xlink:href="http://bibliaonline.com.br/acf/nm/18/8-10" text:style-name="Internet_20_link" text:visited-style-name="Visited_20_Internet_20_Link"><text:span text:style-name="T1">Nm 18:8-10</text:span></text:a><text:span text:style-name="T1"> É bom servir o Senhor, porém é mais importante ainda adorá-Lo. Eles tinham que "comer" a oferta pelo pecado no "lugar santo". Isto na verdade significa que deveríamos sentir profundamente e com pesar o pecado de qualquer crente. Nos esquecemos disto, talvez, censuramos e corrigimos alguém que falha, sem sentirmos o peso daquele pecado e de nossa própria falha.</text:span></text:p>
        <text:p text:style-name="P5"/>
        <text:p text:style-name="P5"><text:a xlink:type="simple" xlink:href="http://bibliaonline.com.br/acf/nm/18/14-19" text:style-name="Internet_20_link" text:visited-style-name="Visited_20_Internet_20_Link"><text:span text:style-name="T1">Nm 18:14-19</text:span></text:a><text:span text:style-name="T1"> Tanto o povo como os animais impuros precisavam ser redimidos.</text:span></text:p>
        <text:p text:style-name="P5"><text:soft-page-break/></text:p>
        <text:p text:style-name="P5"><text:a xlink:type="simple" xlink:href="http://bibliaonline.com.br/acf/nm/18/20" text:style-name="Internet_20_link" text:visited-style-name="Visited_20_Internet_20_Link"><text:span text:style-name="T1">Nm 18:20</text:span></text:a><text:span text:style-name="T1"> A possessão de Aarão era o próprio Senhor.</text:span></text:p>
        <text:p text:style-name="P5"/>
        <text:p text:style-name="P5"><text:a xlink:type="simple" xlink:href="http://bibliaonline.com.br/acf/nm/18/31" text:style-name="Internet_20_link" text:visited-style-name="Visited_20_Internet_20_Link"><text:span text:style-name="T1">Nm 18:31</text:span></text:a><text:span text:style-name="T1"> Os dízimos e ofertas que eram trazidas ao Senhor eram dadas aos Levitas e eles e suas famílias deviam comê-las e desfrutar delas. Que felicidade encontrar lares onde as coisas que pertencem ao Senhor são desfrutadas em conjunto no lar e na família.</text:span></text:p>
        <text:p text:style-name="P5"/>
        <text:h text:style-name="P1" text:outline-level="2"><text:bookmark-start text:name="__RefHeading___Toc1839_1280209449"/>#219<text:bookmark-end text:name="__RefHeading___Toc1839_1280209449"/></text:h>
        <text:p text:style-name="P5"/>
        <text:p text:style-name="P6">Falar de comunhão com Deus enquanto vou seguindo com maus pensamentos ou atos, trará desonra ao nome de Cristo.</text:p>
        <text:p text:style-name="P5"/>
        <text:h text:style-name="P2" text:outline-level="2"><text:bookmark-start text:name="__RefHeading___Toc1841_1280209449"/><text:a xlink:type="simple" xlink:href="http://bibliaonline.com.br/acf/nm/19" text:style-name="Internet_20_link" text:visited-style-name="Visited_20_Internet_20_Link"><text:span text:style-name="T1">NÚMEROS 19</text:span></text:a><text:bookmark-end text:name="__RefHeading___Toc1841_1280209449"/></text:h>
        <text:p text:style-name="P5"/>
        <text:p text:style-name="P5"><text:span text:style-name="T1">Embora você possa achar este capítulo difícil de entender a princípio, é muito importante que tentemos entendê-lo. Pois trata-se de uma figura de nossa vida como um crente hoje. Deus está nos falando aqui de tão horrível é o PECADO para Ele. Não os pecados que praticamos antes de sermos salvos, mas aqueles que praticamos depois. Você nunca será castigado por um pecado sequer que tenha cometido, pois o Senhor Jesus foi castigado por eles. </text:span><text:a xlink:type="simple" xlink:href="http://bibliaonline.com.br/acf/jo/13/10" text:style-name="Internet_20_link" text:visited-style-name="Visited_20_Internet_20_Link"><text:span text:style-name="T1">Jo 13:10</text:span></text:a><text:span text:style-name="T1">. Mas Deus nosso Pai sabe que os pecados que praticamos após termos sido salvos estragam nossa comunhão com Ele, e também nos tornam tristes. Eu e você precisamos aprender que Deus está falando conosco por meio desta ilustração. Deus proveu um caminho para nós. Aprendamos qual é.</text:span></text:p>
        <text:p text:style-name="P5"/>
        <text:p text:style-name="P5"><text:a xlink:type="simple" xlink:href="http://bibliaonline.com.br/acf/nm/19/2" text:style-name="Internet_20_link" text:visited-style-name="Visited_20_Internet_20_Link"><text:span text:style-name="T1">Nm 19:2</text:span></text:a><text:span text:style-name="T1"> A novilha ruiva (bezerra) sem uma mancha, ou defeito é uma figura de Cristo.</text:span></text:p>
        <text:p text:style-name="P5"/>
        <text:p text:style-name="P5"><text:a xlink:type="simple" xlink:href="http://bibliaonline.com.br/acf/nm/19/3-8" text:style-name="Internet_20_link" text:visited-style-name="Visited_20_Internet_20_Link"><text:span text:style-name="T1">Nm 19:3-8</text:span></text:a><text:span text:style-name="T1"> A novilha é levada fora do arraial, é morta, seu sangue trazido de volta, e aspergido 7 vezes na frente do tabernáculo (</text:span><text:a xlink:type="simple" xlink:href="http://bibliaonline.com.br/acf/lv/14/7" text:style-name="Internet_20_link" text:visited-style-name="Visited_20_Internet_20_Link"><text:span text:style-name="T1">Lv 14:7</text:span></text:a><text:span text:style-name="T1">); A morte ou o sangue não voltam a ser mencionados neste capítulo. Tudo é uma figura de Cristo, Sua morte fora da cidade de Jerusalém, e seu sangue derramado. Por meio deste único sacrifício nossos pecados se foram para sempre. 7 é o número perfeito.</text:span></text:p>
        <text:p text:style-name="P5"/>
        <text:p text:style-name="P5"><text:a xlink:type="simple" xlink:href="http://bibliaonline.com.br/acf/nm/19/9-10" text:style-name="Internet_20_link" text:visited-style-name="Visited_20_Internet_20_Link"><text:span text:style-name="T1">Nm 19:9-10</text:span></text:a><text:span text:style-name="T1"> Mas agora as cinzas são guardadas... uma lembrança constante da morte da </text:span><text:soft-page-break/><text:span text:style-name="T1">novilha. Não precisamos ser salvos outra vez se nós, crentes, pecamos, mas precisamos nos lembrar do quanto custou ao Senhor Jesus levar nossos pecados. Às vezes somos descuidados a respeito das coisas que nós crentes fazemos, mas Deus não é assim. Leia o </text:span><text:a xlink:type="simple" xlink:href="http://bibliaonline.com.br/acf/nm/19/9" text:style-name="Internet_20_link" text:visited-style-name="Visited_20_Internet_20_Link"><text:span text:style-name="T1">vers. 9</text:span></text:a><text:span text:style-name="T1"> e veja quão similar é isso com o que José fez em </text:span><text:a xlink:type="simple" xlink:href="http://bibliaonline.com.br/acf/mt/27/59" text:style-name="Internet_20_link" text:visited-style-name="Visited_20_Internet_20_Link"><text:span text:style-name="T1">Mt 27:59</text:span></text:a><text:span text:style-name="T1">.</text:span></text:p>
        <text:p text:style-name="P5"/>
        <text:p text:style-name="P5"><text:a xlink:type="simple" xlink:href="http://bibliaonline.com.br/acf/nm/19/11-16" text:style-name="Internet_20_link" text:visited-style-name="Visited_20_Internet_20_Link"><text:span text:style-name="T1">Nm 19:11-16</text:span></text:a><text:span text:style-name="T1"> Eles certamente tinham que ser cuidadosos para não tocar um corpo morto. Também devemos lembrar que a amizade com o mundo estraga nossa comunhão com o Senhor.</text:span></text:p>
        <text:p text:style-name="P5"/>
        <text:p text:style-name="P5"><text:a xlink:type="simple" xlink:href="http://bibliaonline.com.br/acf/nm/19/17-22" text:style-name="Internet_20_link" text:visited-style-name="Visited_20_Internet_20_Link"><text:span text:style-name="T1">Nm 19:17-22</text:span></text:a><text:span text:style-name="T1"> As cinzas e a água são aspergidas sobre a pessoa impura. Repare que levou quatro dias para a pessoa ser restaurada a plena comunhão. Não voltamos à comunhão com a mesma rapidez com que nos afastamos dela. Possamos ter o mesmo horror ao pecado que Deus tem.</text:span></text:p>
        <text:p text:style-name="P5"/>
        <text:h text:style-name="P1" text:outline-level="2"><text:bookmark-start text:name="__RefHeading___Toc1843_1280209449"/>#220<text:bookmark-end text:name="__RefHeading___Toc1843_1280209449"/></text:h>
        <text:p text:style-name="P5"/>
        <text:p text:style-name="P6">Quanto mais alta nossa posição, menos será tolerado o mais leve desvio. Uma falha que poderia passar despercebida em uma posição mais baixa, seria intolerável em uma alta posição.</text:p>
        <text:p text:style-name="P5"/>
        <text:h text:style-name="P2" text:outline-level="2"><text:bookmark-start text:name="__RefHeading___Toc1845_1280209449"/><text:a xlink:type="simple" xlink:href="http://bibliaonline.com.br/acf/nm/20/1-13" text:style-name="Internet_20_link" text:visited-style-name="Visited_20_Internet_20_Link"><text:span text:style-name="T1">NÚMEROS 20, Vers. 1-13</text:span></text:a><text:bookmark-end text:name="__RefHeading___Toc1845_1280209449"/></text:h>
        <text:p text:style-name="P5"/>
        <text:p text:style-name="P6">Para refrescar sua memória do que está acontecendo a Israel. Eles se recusaram a crer que Deus era capaz de lhes dar a terra prometida, por isso Deus os enviou para o deserto até que todos os homens com mais de 20 anos (naquela ocasião) tivessem morrido.</text:p>
        <text:p text:style-name="P5"/>
        <text:p text:style-name="P5"><text:a xlink:type="simple" xlink:href="http://bibliaonline.com.br/acf/nm/20/1" text:style-name="Internet_20_link" text:visited-style-name="Visited_20_Internet_20_Link"><text:span text:style-name="T1">Nm 20:1</text:span></text:a><text:span text:style-name="T1"> Você se lembra de que quando eles foram tirados através do Mar Vermelho, Míriam (irmã de Moisés e Aarão) havia cantado uma canção de gozo (</text:span><text:a xlink:type="simple" xlink:href="http://bibliaonline.com.br/acf/ex/15/20-21" text:style-name="Internet_20_link" text:visited-style-name="Visited_20_Internet_20_Link"><text:span text:style-name="T1">Ex 15:20-21</text:span></text:a><text:span text:style-name="T1">). Agora ela morre... a lembrança do primeiro gozo de Israel transforma-se em tristeza. Não é exatamente o que acontece conosco? O gozo inicial da salvação logo se vai, quando somos desobedientes a Deus. Veja do </text:span><text:a xlink:type="simple" xlink:href="https://www.bibliaonline.com.br/acf/nm/13/17-33" text:style-name="Internet_20_link" text:visited-style-name="Visited_20_Internet_20_Link"><text:span text:style-name="T1">capítulo 13:17 </text:span></text:a><text:span text:style-name="T1">em diante, mas particularmente o </text:span><text:a xlink:type="simple" xlink:href="https://www.bibliaonline.com.br/acf/nm/13/26" text:style-name="Internet_20_link" text:visited-style-name="Visited_20_Internet_20_Link"><text:span text:style-name="T1">versículo 26</text:span></text:a><text:span text:style-name="T1"> para ver o que aconteceu 38 anos antes. Agora eles estão de volta a Cades!</text:span></text:p>
        <text:p text:style-name="P5"/>
        <text:p text:style-name="P5"><text:soft-page-break/><text:a xlink:type="simple" xlink:href="http://bibliaonline.com.br/acf/nm/20/2-5" text:style-name="Internet_20_link" text:visited-style-name="Visited_20_Internet_20_Link"><text:span text:style-name="T1">Nm 20:2-5</text:span></text:a><text:span text:style-name="T1"> Israel não apenas se esqueceu de seu primeiro gozo, mas se esqueceu do poder de um Deus amoroso que era capaz de cuidar de todas as suas necessidades. Leia este amargo ataque contra Moisés e Aarão.</text:span></text:p>
        <text:p text:style-name="P5"/>
        <text:p text:style-name="P5"><text:a xlink:type="simple" xlink:href="http://bibliaonline.com.br/acf/nm/20/6" text:style-name="Internet_20_link" text:visited-style-name="Visited_20_Internet_20_Link"><text:span text:style-name="T1">Nm 20:6</text:span></text:a><text:span text:style-name="T1"> Mais uma vez Moisés e Aarão se controlam, afastam-se em silêncio da multidão que reclama e se voltam para um SENHOR compassivo! A Pessoa certa e o lugar certo.</text:span></text:p>
        <text:p text:style-name="P5"/>
        <text:p text:style-name="P5"><text:a xlink:type="simple" xlink:href="http://bibliaonline.com.br/acf/nm/20/7-9" text:style-name="Internet_20_link" text:visited-style-name="Visited_20_Internet_20_Link"><text:span text:style-name="T1">Nm 20:7-9</text:span></text:a><text:span text:style-name="T1"> "A vara" é de Aarão (a vara de Aarão é uma figura da graça, a vara de Moisés é uma figura de poder). Moisés recebe ordens de falar à rocha. A rocha foi ferida uma vez (</text:span><text:a xlink:type="simple" xlink:href="http://bibliaonline.com.br/acf/ex/17/" text:style-name="Internet_20_link" text:visited-style-name="Visited_20_Internet_20_Link"><text:span text:style-name="T1">Ex 17</text:span></text:a><text:span text:style-name="T1">). É uma figura da cruz de Cristo, (leia </text:span><text:a xlink:type="simple" xlink:href="http://bibliaonline.com.br/acf/hb/10/12" text:style-name="Internet_20_link" text:visited-style-name="Visited_20_Internet_20_Link"><text:span text:style-name="T1">Hb 10:12</text:span></text:a><text:span text:style-name="T1"> "um sacrifício"). Também </text:span><text:a xlink:type="simple" xlink:href="http://bibliaonline.com.br/acf/sl/78/15" text:style-name="Internet_20_link" text:visited-style-name="Visited_20_Internet_20_Link"><text:span text:style-name="T1">Sl 78:15</text:span></text:a><text:span text:style-name="T1">. Falar à rocha nos mostra o poder do Espírito Santo, que nos sustenta vez após outra, durante "nossa jornada no deserto" aqui na terra hoje. Era para falar, não ferir.</text:span></text:p>
        <text:p text:style-name="P5"/>
        <text:p text:style-name="P5"><text:a xlink:type="simple" xlink:href="http://bibliaonline.com.br/acf/nm/20/10-11" text:style-name="Internet_20_link" text:visited-style-name="Visited_20_Internet_20_Link"><text:span text:style-name="T1">Nm 20:10-11</text:span></text:a><text:span text:style-name="T1"> Moisés comete sérios erros. (1) Usa sua própria vara, e (2) fere a rocha duas vezes. O Senhor é gracioso!. A água flui dela, MAS...</text:span></text:p>
        <text:p text:style-name="P5"/>
        <text:p text:style-name="P5"><text:a xlink:type="simple" xlink:href="http://bibliaonline.com.br/acf/nm/20/12" text:style-name="Internet_20_link" text:visited-style-name="Visited_20_Internet_20_Link"><text:span text:style-name="T1">Nm 20:12</text:span></text:a><text:span text:style-name="T1"> Moisés é instruído acerca das conseqüências de seus atos... ele não guiará o povo de Deus para dentro da terra. Embora os crentes sejam, com freqüência, desobedientes à Palavra de Deus, o Senhor graciosamente oferece misericórdia, mas Ele não pode, e nem irá, recompensar a desobediência. Hoje não buscamos pela aprovação de nossos Atos pelos resultados que possamos ver, mas obtemos a certeza de nossa aprovação da Palavra de Deus.</text:span></text:p>
        <text:p text:style-name="P5"/>
        <text:h text:style-name="P1" text:outline-level="2"><text:bookmark-start text:name="__RefHeading___Toc1847_1280209449"/>#221<text:bookmark-end text:name="__RefHeading___Toc1847_1280209449"/></text:h>
        <text:p text:style-name="P5"/>
        <text:p text:style-name="P5"><text:span text:style-name="T1">A chama do testemunho queima com fulgor quando alimentada com o azeite da graça. </text:span><text:a xlink:type="simple" xlink:href="http://bibliaonline.com.br/acf/pv/13/9" text:style-name="Internet_20_link" text:visited-style-name="Visited_20_Internet_20_Link"><text:span text:style-name="T1">Pv 13:9</text:span></text:a></text:p>
        <text:p text:style-name="P5"/>
        <text:h text:style-name="P2" text:outline-level="2"><text:bookmark-start text:name="__RefHeading___Toc1849_1280209449"/><text:a xlink:type="simple" xlink:href="http://bibliaonline.com.br/acf/nm/20/14-29" text:style-name="Internet_20_link" text:visited-style-name="Visited_20_Internet_20_Link"><text:span text:style-name="T1">NÚMEROS 20, v. 14-29</text:span></text:a><text:bookmark-end text:name="__RefHeading___Toc1849_1280209449"/></text:h>
        <text:p text:style-name="P5"/>
        <text:p text:style-name="P5"><text:a xlink:type="simple" xlink:href="http://bibliaonline.com.br/acf/nm/20/14-21" text:style-name="Internet_20_link" text:visited-style-name="Visited_20_Internet_20_Link"><text:span text:style-name="T1">Nm 20:14-21</text:span></text:a><text:span text:style-name="T1"> O povo de Edom era descendente de Esaú (irmão de Jacó). Você se lembra de que muito antes disso, Jacó havia enganado seu pai Isaque e usurpado a bênção de primogenitura que pertencia a Esaú (Edom) - </text:span><text:a xlink:type="simple" xlink:href="http://bibliaonline.com.br/acf/gn/27/" text:style-name="Internet_20_link" text:visited-style-name="Visited_20_Internet_20_Link"><text:span text:style-name="T1">Gn 27</text:span></text:a><text:span text:style-name="T1">. Agora os descendentes desses dois </text:span><text:soft-page-break/><text:span text:style-name="T1">homens se encontram! Israel deve sofrer por seu ato há muito praticado. Colhemos o que semeamos (</text:span><text:a xlink:type="simple" xlink:href="http://bibliaonline.com.br/acf/ec/3/15" text:style-name="Internet_20_link" text:visited-style-name="Visited_20_Internet_20_Link"><text:span text:style-name="T1">Ec 3:15</text:span></text:a><text:span text:style-name="T1">). Mas para encorajar você, não se esqueça, Ele também se lembra do bem (</text:span><text:a xlink:type="simple" xlink:href="http://bibliaonline.com.br/acf/mc/9/41" text:style-name="Internet_20_link" text:visited-style-name="Visited_20_Internet_20_Link"><text:span text:style-name="T1">Mc 9:41</text:span></text:a><text:span text:style-name="T1">).</text:span></text:p>
        <text:p text:style-name="P5"/>
        <text:p text:style-name="P5"><text:a xlink:type="simple" xlink:href="http://bibliaonline.com.br/acf/nm/20/22-29" text:style-name="Internet_20_link" text:visited-style-name="Visited_20_Internet_20_Link"><text:span text:style-name="T1">Nm 20:22-</text:span></text:a><text:span text:style-name="T1">final O capítulo começa e termina com morte. Agora Aarão. Embora Aarão não tenha tomado parte na ação, ele se associou com Moisés, e também compartilhou do desgosto do Senhor. Deus está nos dizendo que somos tidos por responsáveis por nossas associações. O filho de Aarão se torna sumo sacerdote.</text:span></text:p>
        <text:p text:style-name="P5"/>
        <text:h text:style-name="P1" text:outline-level="2"><text:bookmark-start text:name="__RefHeading___Toc1851_1280209449"/>#222<text:bookmark-end text:name="__RefHeading___Toc1851_1280209449"/></text:h>
        <text:p text:style-name="P5"/>
        <text:p text:style-name="P6">Não existe maior evidência de um santo de coração puro que o seu santo temor de Deus.</text:p>
        <text:p text:style-name="P5"/>
        <text:h text:style-name="P2" text:outline-level="2"><text:bookmark-start text:name="__RefHeading___Toc1853_1280209449"/><text:a xlink:type="simple" xlink:href="http://bibliaonline.com.br/acf/nm/21" text:style-name="Internet_20_link" text:visited-style-name="Visited_20_Internet_20_Link"><text:span text:style-name="T1">NÚMEROS 21</text:span></text:a><text:bookmark-end text:name="__RefHeading___Toc1853_1280209449"/></text:h>
        <text:p text:style-name="P5"/>
        <text:p text:style-name="P5"><text:a xlink:type="simple" xlink:href="http://bibliaonline.com.br/acf/nm/21/1-3" text:style-name="Internet_20_link" text:visited-style-name="Visited_20_Internet_20_Link"><text:span text:style-name="T1">Nm 21:1-3</text:span></text:a><text:span text:style-name="T1"> Israel faz um acordo com o Senhor.</text:span></text:p>
        <text:p text:style-name="P5"/>
        <text:p text:style-name="P5"><text:a xlink:type="simple" xlink:href="http://bibliaonline.com.br/acf/nm/21/4-9" text:style-name="Internet_20_link" text:visited-style-name="Visited_20_Internet_20_Link"><text:span text:style-name="T1">Nm 21:4-9</text:span></text:a><text:span text:style-name="T1"> Tudo dá certo. Mas será que o povo de Israel está contente? (1) Eles falaram contra Deus e Moisés; (2) eles questionam o por quê de terem sido libertados do Egito; (3) Falaram uma inverdade - eles tinham pão - o maná, eles tinham água - </text:span><text:a xlink:type="simple" xlink:href="http://bibliaonline.com.br/acf/nm/20/11" text:style-name="Internet_20_link" text:visited-style-name="Visited_20_Internet_20_Link"><text:span text:style-name="T1">20:11</text:span></text:a><text:span text:style-name="T1"> e (4) eles repugnaram (desprezaram) o maná. O senhor envia serpentes ardentes; quando as pessoas eram mordidas, morriam. O povo confessa, "pecamos". Com que frequência nós crentes falamos o mesmo ao Senhor, achando outras razões para culpar, menos a nós mesmos. A história toda é uma figura marcante do pecado e da salvação por meio do Senhor Jesus sendo levantado sobre a cruz (leia Jo </text:span><text:a xlink:type="simple" xlink:href="http://bibliaonline.com.br/acf/jo/3/14-15" text:style-name="Internet_20_link" text:visited-style-name="Visited_20_Internet_20_Link"><text:span text:style-name="T1">3:14-15</text:span></text:a><text:span text:style-name="T1">). Um olhar para Cristo significa vida; (um olhar para a serpente significava cura). Jesus foi feito pecado por nós que cremos - </text:span><text:a xlink:type="simple" xlink:href="http://bibliaonline.com.br/acf/2co/5/21" text:style-name="Internet_20_link" text:visited-style-name="Visited_20_Internet_20_Link"><text:span text:style-name="T1">2 Co 5:21</text:span></text:a><text:span text:style-name="T1">.</text:span></text:p>
        <text:p text:style-name="P5"/>
        <text:p text:style-name="P5"><text:a xlink:type="simple" xlink:href="http://bibliaonline.com.br/acf/nm/21/16" text:style-name="Internet_20_link" text:visited-style-name="Visited_20_Internet_20_Link"><text:span text:style-name="T1">Nm 21:16</text:span></text:a><text:span text:style-name="T1"> Que bondade do Senhor. Ele adora reunir as pessoas!</text:span></text:p>
        <text:p text:style-name="P5"/>
        <text:p text:style-name="P5"><text:a xlink:type="simple" xlink:href="http://bibliaonline.com.br/acf/nm/21/17" text:style-name="Internet_20_link" text:visited-style-name="Visited_20_Internet_20_Link"><text:span text:style-name="T1">Nm 21:17</text:span></text:a><text:span text:style-name="T1"> O resultado... eles cantam. O Senhor Jesus é nosso poço - </text:span><text:a xlink:type="simple" xlink:href="http://bibliaonline.com.br/acf/jo/4/14-15" text:style-name="Internet_20_link" text:visited-style-name="Visited_20_Internet_20_Link"><text:span text:style-name="T1">Jo 4:14-15</text:span></text:a><text:span text:style-name="T1">.</text:span></text:p>
        <text:p text:style-name="P5"/>
        <text:p text:style-name="P5"><text:a xlink:type="simple" xlink:href="http://bibliaonline.com.br/acf/nm/21/21-" text:style-name="Internet_20_link" text:visited-style-name="Visited_20_Internet_20_Link"><text:span text:style-name="T1">Nm 21:21-</text:span></text:a><text:span text:style-name="T1">final As diferentes raças de pessoas temeram, ressentiram, odiaram e </text:span><text:soft-page-break/><text:span text:style-name="T1">invejaram os Israelitas. Cada inimigo tinha uma dessas características. Nós crentes nos encontramos cercados por inimigos espirituais hoje. 2 Co </text:span><text:a xlink:type="simple" xlink:href="http://bibliaonline.com.br/acf/2co/10/3-6" text:style-name="Internet_20_link" text:visited-style-name="Visited_20_Internet_20_Link"><text:span text:style-name="T1">10:3-6</text:span></text:a><text:span text:style-name="T1"> e Ef </text:span><text:a xlink:type="simple" xlink:href="http://bibliaonline.com.br/acf/ef/6/10-17" text:style-name="Internet_20_link" text:visited-style-name="Visited_20_Internet_20_Link"><text:span text:style-name="T1">6:10-17</text:span></text:a><text:span text:style-name="T1"> deixam isto bem claro. Até outros crentes nos criticam quando falamos ou escrevemos a verdade - </text:span><text:a xlink:type="simple" xlink:href="http://bibliaonline.com.br/acf/gl/4/16" text:style-name="Internet_20_link" text:visited-style-name="Visited_20_Internet_20_Link"><text:span text:style-name="T1">Gl 4:16</text:span></text:a><text:span text:style-name="T1">. Mas não temamos. Repare no que o Senhor fez para Israel nestes versículos.</text:span></text:p>
        <text:p text:style-name="P5"/>
        <text:h text:style-name="P1" text:outline-level="2"><text:bookmark-start text:name="__RefHeading___Toc1855_1280209449"/>#223<text:bookmark-end text:name="__RefHeading___Toc1855_1280209449"/></text:h>
        <text:p text:style-name="P5"/>
        <text:p text:style-name="P6">A verdade nos torna humildes, nossas opiniões nos tornam orgulhosos.</text:p>
        <text:p text:style-name="P5"/>
        <text:h text:style-name="P2" text:outline-level="2"><text:bookmark-start text:name="__RefHeading___Toc1857_1280209449"/><text:a xlink:type="simple" xlink:href="http://bibliaonline.com.br/acf/nm/22" text:style-name="Internet_20_link" text:visited-style-name="Visited_20_Internet_20_Link"><text:span text:style-name="T1">NÚMEROS 22</text:span></text:a><text:bookmark-end text:name="__RefHeading___Toc1857_1280209449"/></text:h>
        <text:p text:style-name="P5"/>
        <text:p text:style-name="P5"><text:span text:style-name="T1">Outro inimigo se opõe à aproximação de Israel em direção à terra que o Senhor havia escolhido para eles. Moabe é uma figura da corrupção religiosa. Eles estavam muito perto de Israel, logo após o Jordão. Veja em Sf </text:span><text:a xlink:type="simple" xlink:href="http://bibliaonline.com.br/acf/sf/2/8-11" text:style-name="Internet_20_link" text:visited-style-name="Visited_20_Internet_20_Link"><text:span text:style-name="T1">2:8-11</text:span></text:a><text:span text:style-name="T1">, </text:span><text:a xlink:type="simple" xlink:href="http://bibliaonline.com.br/acf/ez/25/8-11" text:style-name="Internet_20_link" text:visited-style-name="Visited_20_Internet_20_Link"><text:span text:style-name="T1">Ez 25:8-11</text:span></text:a><text:span text:style-name="T1">.</text:span></text:p>
        <text:p text:style-name="P5"/>
        <text:p text:style-name="P5"><text:a xlink:type="simple" xlink:href="http://bibliaonline.com.br/acf/nm/22/1-7" text:style-name="Internet_20_link" text:visited-style-name="Visited_20_Internet_20_Link"><text:span text:style-name="T1">Nm 22:1-7</text:span></text:a><text:span text:style-name="T1"> Os Moabitas tinham medo dos Israelitas... eles haviam escutado do que tinha acontecido a alguns de seus vizinhos. Eles decidem contratar um homem chamado Balaão para ir amaldiçoar aqueles Israelitas. Veremos quão gracioso Deus foi para com Israel. Eles haviam falhado miseravelmente em obedecê-Lo, mas o Senhor transforma essa tentativa de amaldiçoar Israel em uma declaração de bênção!</text:span></text:p>
        <text:p text:style-name="P5"/>
        <text:p text:style-name="P5"><text:a xlink:type="simple" xlink:href="http://bibliaonline.com.br/acf/nm/22/8-14" text:style-name="Internet_20_link" text:visited-style-name="Visited_20_Internet_20_Link"><text:span text:style-name="T1">Nm 22:8-14</text:span></text:a><text:span text:style-name="T1"> Podemos achar que aquilo que Balaão fez foi certo porque ele consultou o Senhor sobre o que fazer. Mas veremos que ele estava errado. Ele sabia muito bem que devia ter dito "NÃO". Antes que você continue a ler, abra em 2 Pd </text:span><text:a xlink:type="simple" xlink:href="http://bibliaonline.com.br/acf/2pe/2/15" text:style-name="Internet_20_link" text:visited-style-name="Visited_20_Internet_20_Link"><text:span text:style-name="T1">2:15</text:span></text:a><text:span text:style-name="T1"> (É só pela Palavra de Deus, e não pela nossa opinião, que avaliamos o certo do errado).</text:span></text:p>
        <text:p text:style-name="P5"/>
        <text:p text:style-name="P5"><text:a xlink:type="simple" xlink:href="http://bibliaonline.com.br/acf/nm/22/15-17" text:style-name="Internet_20_link" text:visited-style-name="Visited_20_Internet_20_Link"><text:span text:style-name="T1">Nm 22:15-17</text:span></text:a><text:span text:style-name="T1"> O Rei Balaque, mais determinado que nunca a amaldiçoar Israel, agora envia homens de mais elevada posição e influência, para tentar atrair Balaão a si. Eles prometem a Balaão recompensas sem limites.</text:span></text:p>
        <text:p text:style-name="P5"/>
        <text:p text:style-name="P5"><text:a xlink:type="simple" xlink:href="http://bibliaonline.com.br/acf/nm/22/18-19" text:style-name="Internet_20_link" text:visited-style-name="Visited_20_Internet_20_Link"><text:span text:style-name="T1">Nm 22:18-19</text:span></text:a><text:span text:style-name="T1"> Palavras aparentemente nobres sobre querer saber qual era a vontade do Senhor (lembre-se do que diz 2 Pd </text:span><text:a xlink:type="simple" xlink:href="http://bibliaonline.com.br/acf/2pe/2/15" text:style-name="Internet_20_link" text:visited-style-name="Visited_20_Internet_20_Link"><text:span text:style-name="T1">2:15</text:span></text:a><text:span text:style-name="T1">) quando na verdade ele queria ir.</text:span></text:p>
        <text:p text:style-name="P5"/>
        <text:p text:style-name="P5"><text:soft-page-break/><text:a xlink:type="simple" xlink:href="http://bibliaonline.com.br/acf/nm/22/20-21" text:style-name="Internet_20_link" text:visited-style-name="Visited_20_Internet_20_Link"><text:span text:style-name="T1">Nm 22:20-21</text:span></text:a><text:span text:style-name="T1"> Deus permite que ele vá pois Deus vê sua determinação. O versículo seguinte prova isto.</text:span></text:p>
        <text:p text:style-name="P5"/>
        <text:p text:style-name="P5"><text:a xlink:type="simple" xlink:href="http://bibliaonline.com.br/acf/nm/22/22-35" text:style-name="Internet_20_link" text:visited-style-name="Visited_20_Internet_20_Link"><text:span text:style-name="T1">Nm 22:22-35</text:span></text:a><text:span text:style-name="T1"> Maravilhosa história. Fora a serpente no Éden, o único caso nas Escrituras de um animal falando. A mula salva sua vida. Balaão persiste em sua vontade própria, usando ainda aquela conversa de aparência santa.</text:span></text:p>
        <text:p text:style-name="P5"/>
        <text:p text:style-name="P5"><text:a xlink:type="simple" xlink:href="http://bibliaonline.com.br/acf/nm/22/36-" text:style-name="Internet_20_link" text:visited-style-name="Visited_20_Internet_20_Link"><text:span text:style-name="T1">Nm 22:36-</text:span></text:a><text:span text:style-name="T1">final O Rei Balaque dá as boas vindas a Balaão com sacrifícios idólatras. Um capítulo dos mais instrutivos. Revela nosso próprio enganoso coração. Podemos professar estar querendo saber a vontade do Senhor para nós, e ainda assim persistindo em nossos caminhos.</text:span></text:p>
        <text:p text:style-name="P5"/>
        <text:h text:style-name="P1" text:outline-level="2"><text:bookmark-start text:name="__RefHeading___Toc1859_1280209449"/>#224<text:bookmark-end text:name="__RefHeading___Toc1859_1280209449"/></text:h>
        <text:p text:style-name="P5"/>
        <text:p text:style-name="P5"><text:span text:style-name="T1">Oh, que os filhos de Deus pudessem despertar para um senso de sua VERDADEIRA E MARAVILHOSA ORIGEM (</text:span><text:a xlink:type="simple" xlink:href="http://bibliaonline.com.br/acf/ef/1/3" text:style-name="Internet_20_link" text:visited-style-name="Visited_20_Internet_20_Link"><text:span text:style-name="T1">Ef 1:3</text:span></text:a><text:span text:style-name="T1">), ATUAL DIGNIDADE (</text:span><text:a xlink:type="simple" xlink:href="http://bibliaonline.com.br/acf/1jo/4/4" text:style-name="Internet_20_link" text:visited-style-name="Visited_20_Internet_20_Link"><text:span text:style-name="T1">1 Jo 4:4</text:span></text:a><text:span text:style-name="T1">) e DESTINO FUTURO!</text:span></text:p>
        <text:p text:style-name="P5"/>
        <text:h text:style-name="P2" text:outline-level="2"><text:bookmark-start text:name="__RefHeading___Toc1861_1280209449"/><text:a xlink:type="simple" xlink:href="http://bibliaonline.com.br/acf/nm/23" text:style-name="Internet_20_link" text:visited-style-name="Visited_20_Internet_20_Link"><text:span text:style-name="T1">NÚMEROS 23</text:span></text:a><text:bookmark-end text:name="__RefHeading___Toc1861_1280209449"/></text:h>
        <text:p text:style-name="P5"/>
        <text:p text:style-name="P5"><text:a xlink:type="simple" xlink:href="http://bibliaonline.com.br/acf/nm/23/1-4" text:style-name="Internet_20_link" text:visited-style-name="Visited_20_Internet_20_Link"><text:span text:style-name="T1">Nm 23:1-4</text:span></text:a><text:span text:style-name="T1"> Três visões ou mensagens que Balaão recebe do Senhor. Estes quatro versículos são a primeira. Mas em contraste com isto, lemos da conspiração desses dois homens ímpios. Tudo parecendo ser tão santo.</text:span></text:p>
        <text:p text:style-name="P5"/>
        <text:p text:style-name="P5"><text:a xlink:type="simple" xlink:href="http://bibliaonline.com.br/acf/nm/23/5-7" text:style-name="Internet_20_link" text:visited-style-name="Visited_20_Internet_20_Link"><text:span text:style-name="T1">Nm 23:5-7</text:span></text:a><text:span text:style-name="T1"> O Senhor coloca as palavras na boca de Balaão.</text:span></text:p>
        <text:p text:style-name="P5"/>
        <text:p text:style-name="P5"><text:a xlink:type="simple" xlink:href="http://bibliaonline.com.br/acf/nm/23/8-10" text:style-name="Internet_20_link" text:visited-style-name="Visited_20_Internet_20_Link"><text:span text:style-name="T1">Nm 23:8-10</text:span></text:a><text:span text:style-name="T1"> Ao invés de uma maldição, Balaão anuncia a primeira das três bênçãos. Aqui vemos o povo escolhido de Deus separado para Deus - separado, ou para usar a linguagem do Novo Testamento, "santificado" (</text:span><text:a xlink:type="simple" xlink:href="http://bibliaonline.com.br/acf/nm/23/9" text:style-name="Internet_20_link" text:visited-style-name="Visited_20_Internet_20_Link"><text:span text:style-name="T1">ves. 9</text:span></text:a><text:span text:style-name="T1">).</text:span></text:p>
        <text:p text:style-name="P5"/>
        <text:p text:style-name="P5"><text:a xlink:type="simple" xlink:href="http://bibliaonline.com.br/acf/nm/23/11-17" text:style-name="Internet_20_link" text:visited-style-name="Visited_20_Internet_20_Link"><text:span text:style-name="T1">Nm 23:11-17</text:span></text:a><text:span text:style-name="T1"> De volta ao complô do Rei Balaque para amaldiçoar Israel. Repare que é tentado outro lugar. Satanás usa diferentes maneiras.</text:span></text:p>
        <text:p text:style-name="P5"/>
        <text:p text:style-name="P5"><text:a xlink:type="simple" xlink:href="http://bibliaonline.com.br/acf/nm/23/18-24" text:style-name="Internet_20_link" text:visited-style-name="Visited_20_Internet_20_Link"><text:span text:style-name="T1">Nm 23:18-24</text:span></text:a><text:span text:style-name="T1"> O segundo anúncio vindo do Senhor... podemos usar outra palavra do Novo </text:span><text:soft-page-break/><text:span text:style-name="T1">Testamento... "justificado". O modo de Deus ver Seu povo. Nenhum pecado é visto por Deus. Esta é sua posição se você é um filho de Deus.</text:span></text:p>
        <text:p text:style-name="P5"/>
        <text:p text:style-name="P5"><text:a xlink:type="simple" xlink:href="http://bibliaonline.com.br/acf/nm/23/25" text:style-name="Internet_20_link" text:visited-style-name="Visited_20_Internet_20_Link"><text:span text:style-name="T1">Nm 23:25</text:span></text:a><text:span text:style-name="T1"> ao final O Rei Balaque tenta outro lugar.</text:span></text:p>
        <text:p text:style-name="P5"/>
        <text:h text:style-name="P1" text:outline-level="2"><text:bookmark-start text:name="__RefHeading___Toc1863_1280209449"/>#225<text:bookmark-end text:name="__RefHeading___Toc1863_1280209449"/></text:h>
        <text:p text:style-name="P5"/>
        <text:p text:style-name="P6">A responsabilidade cristã é ser Cristão; ou seja, andar como Ele andou porque estamos em Cristo, por Cristo habitar em nós.</text:p>
        <text:p text:style-name="P5"/>
        <text:h text:style-name="P2" text:outline-level="2"><text:bookmark-start text:name="__RefHeading___Toc1865_1280209449"/><text:a xlink:type="simple" xlink:href="http://bibliaonline.com.br/acf/nm/24" text:style-name="Internet_20_link" text:visited-style-name="Visited_20_Internet_20_Link"><text:span text:style-name="T1">NÚMEROS 24</text:span></text:a><text:bookmark-end text:name="__RefHeading___Toc1865_1280209449"/></text:h>
        <text:p text:style-name="P5"/>
        <text:p text:style-name="P5"><text:a xlink:type="simple" xlink:href="http://bibliaonline.com.br/acf/nm/24/1" text:style-name="Internet_20_link" text:visited-style-name="Visited_20_Internet_20_Link"><text:span text:style-name="T1">Nm 24:1</text:span></text:a><text:span text:style-name="T1"> Isto nos ajuda a enxergar a fonte da obra de Balaão... encantamento, o que é como bruxaria. É satânico.</text:span></text:p>
        <text:p text:style-name="P5"/>
        <text:p text:style-name="P5"><text:a xlink:type="simple" xlink:href="http://bibliaonline.com.br/acf/nm/24/2-9" text:style-name="Internet_20_link" text:visited-style-name="Visited_20_Internet_20_Link"><text:span text:style-name="T1">Nm 24:2-9</text:span></text:a><text:span text:style-name="T1"> A terceira visão de Deus... como Deus enxerga Israel... a aceitação do povo diante de Deus e as bênçãos que se seguem. No </text:span><text:a xlink:type="simple" xlink:href="http://bibliaonline.com.br/acf/nm/24/2" text:style-name="Internet_20_link" text:visited-style-name="Visited_20_Internet_20_Link"><text:span text:style-name="T1">vers. 2</text:span></text:a><text:span text:style-name="T1">, Balaão vê o arraial de Israel em unidade e ordem, conforme as suas tribos. No </text:span><text:a xlink:type="simple" xlink:href="https://www.bibliaonline.com.br/acf/nm/24/5" text:style-name="Internet_20_link" text:visited-style-name="Visited_20_Internet_20_Link"><text:span text:style-name="T1">versículo 5</text:span></text:a><text:span text:style-name="T1"> ele enxerga o quão belo o arraial parecia, no </text:span><text:a xlink:type="simple" xlink:href="https://www.bibliaonline.com.br/acf/nm/24/6" text:style-name="Internet_20_link" text:visited-style-name="Visited_20_Internet_20_Link"><text:span text:style-name="T1">versículo 6</text:span></text:a><text:span text:style-name="T1"> ele sente as doces fragrâncias como dos jardins regados, no </text:span><text:a xlink:type="simple" xlink:href="https://www.bibliaonline.com.br/acf/nm/24/7" text:style-name="Internet_20_link" text:visited-style-name="Visited_20_Internet_20_Link"><text:span text:style-name="T1">versículo 7</text:span></text:a><text:span text:style-name="T1"> a abundância de tudo que era necessário para fazê-los confortáveis e felizes, no </text:span><text:a xlink:type="simple" xlink:href="https://www.bibliaonline.com.br/acf/nm/24/8" text:style-name="Internet_20_link" text:visited-style-name="Visited_20_Internet_20_Link"><text:span text:style-name="T1">versículo 8</text:span></text:a><text:span text:style-name="T1"> o poder de Deus para eles e com eles, e no </text:span><text:a xlink:type="simple" xlink:href="https://www.bibliaonline.com.br/acf/nm/24/9" text:style-name="Internet_20_link" text:visited-style-name="Visited_20_Internet_20_Link"><text:span text:style-name="T1">versículo 9</text:span></text:a><text:span text:style-name="T1"> a aceitação que Deus tem por eles e as bênçãos que decorrem dessa aceitação.</text:span></text:p>
        <text:p text:style-name="P5"/>
        <text:p text:style-name="P5"><text:a xlink:type="simple" xlink:href="http://bibliaonline.com.br/acf/nm/24/10-14" text:style-name="Internet_20_link" text:visited-style-name="Visited_20_Internet_20_Link"><text:span text:style-name="T1">Nm 24:10-14</text:span></text:a><text:span text:style-name="T1"> O Rei Balaque e Balaão desistem. Balaão é instruído a ir, mas antes de partir ele conta fala a Balaque do futuro glorioso de Israel e do que eles fariam com a nação do Rei Balaque!</text:span></text:p>
        <text:p text:style-name="P5"/>
        <text:p text:style-name="P5"><text:a xlink:type="simple" xlink:href="http://bibliaonline.com.br/acf/nm/24/15-19" text:style-name="Internet_20_link" text:visited-style-name="Visited_20_Internet_20_Link"><text:span text:style-name="T1">Nm 24:15-19</text:span></text:a><text:span text:style-name="T1"> Esta visão final é como uma explosão de luz... a promessa de uma Estrela (ela apareceu aos magos - </text:span><text:a xlink:type="simple" xlink:href="http://bibliaonline.com.br/acf/mt/2/1-2" text:style-name="Internet_20_link" text:visited-style-name="Visited_20_Internet_20_Link"><text:span text:style-name="T1">Mt 2:1-2</text:span></text:a><text:span text:style-name="T1">) e de um Cetro (uma vara simbolizando autoridade real) a vinda do Senhor Jesus Cristo como Rei para esmagar todo mal e estabelecer um reino de poder e glória.</text:span></text:p>
        <text:p text:style-name="P5"/>
        <text:p text:style-name="P5"><text:a xlink:type="simple" xlink:href="http://bibliaonline.com.br/acf/nm/24/20-" text:style-name="Internet_20_link" text:visited-style-name="Visited_20_Internet_20_Link"><text:span text:style-name="T1">Nm 24:20-</text:span></text:a><text:span text:style-name="T1">final Balaão termina suas visões falando da destruição das diferentes nações </text:span><text:soft-page-break/><text:span text:style-name="T1">que cercavam Israel.</text:span></text:p>
        <text:p text:style-name="P5"/>
        <text:h text:style-name="P1" text:outline-level="2"><text:bookmark-start text:name="__RefHeading___Toc1867_1280209449"/>#226<text:bookmark-end text:name="__RefHeading___Toc1867_1280209449"/></text:h>
        <text:p text:style-name="P5"/>
        <text:p text:style-name="P6">A oração é a atitude constante de dependência de Deus.</text:p>
        <text:p text:style-name="P5"/>
        <text:h text:style-name="P2" text:outline-level="2"><text:bookmark-start text:name="__RefHeading___Toc1869_1280209449"/><text:a xlink:type="simple" xlink:href="http://bibliaonline.com.br/acf/nm/25" text:style-name="Internet_20_link" text:visited-style-name="Visited_20_Internet_20_Link"><text:span text:style-name="T1">NÚMEROS 25</text:span></text:a><text:bookmark-end text:name="__RefHeading___Toc1869_1280209449"/></text:h>
        <text:p text:style-name="P5"/>
        <text:p text:style-name="P5"><text:a xlink:type="simple" xlink:href="http://bibliaonline.com.br/acf/nm/25/1-3" text:style-name="Internet_20_link" text:visited-style-name="Visited_20_Internet_20_Link"><text:span text:style-name="T1">Nm 25:1-3</text:span></text:a><text:span text:style-name="T1"> Israel é guardado da maldição do Rei Balaque, mas cai em outro mal - comete fornicação com as mulheres de Moabe. Mas isso levou a uma associação ainda pior... à adoração de ídolos. Leia </text:span><text:a xlink:type="simple" xlink:href="http://bibliaonline.com.br/acf/1co/10/20" text:style-name="Internet_20_link" text:visited-style-name="Visited_20_Internet_20_Link"><text:span text:style-name="T1">1 Co 10:20</text:span></text:a><text:span text:style-name="T1">.</text:span></text:p>
        <text:p text:style-name="P5"/>
        <text:p text:style-name="P5"><text:a xlink:type="simple" xlink:href="http://bibliaonline.com.br/acf/nm/25/4-5" text:style-name="Internet_20_link" text:visited-style-name="Visited_20_Internet_20_Link"><text:span text:style-name="T1">Nm 25:4-5</text:span></text:a><text:span text:style-name="T1"> O Senhor ordena um horrível castigo para os homens culpados.</text:span></text:p>
        <text:p text:style-name="P5"/>
        <text:p text:style-name="P5"><text:a xlink:type="simple" xlink:href="http://bibliaonline.com.br/acf/nm/25/6-" text:style-name="Internet_20_link" text:visited-style-name="Visited_20_Internet_20_Link"><text:span text:style-name="T1">Nm 25:6-</text:span></text:a><text:span text:style-name="T1">final Um homem fiel, Finéias, é zeloso da glória de Deus e executa rapidamente um castigo sobre a impiedade. Por isso (vers. </text:span><text:a xlink:type="simple" xlink:href="https://www.bibliaonline.com.br/acf/nm/25/11-13" text:style-name="Internet_20_link" text:visited-style-name="Visited_20_Internet_20_Link"><text:span text:style-name="T1">11-13</text:span></text:a><text:span text:style-name="T1">) o Senhor lhe deu uma bênção especial. A fidelidade deste homem salvou Israel de um castigo ainda pior. Repare quantos morreram da praga que Deus enviou (</text:span><text:a xlink:type="simple" xlink:href="https://www.bibliaonline.com.br/acf/nm/25/9" text:style-name="Internet_20_link" text:visited-style-name="Visited_20_Internet_20_Link"><text:span text:style-name="T1">vers. 9</text:span></text:a><text:span text:style-name="T1">), e os dois que são especialmente mencionados, pessoas muito proeminentes. Deus não faz acepção de pessoas, sejam elas de alta ou baixa posição. Tampouco Deus permite que nos esqueçamos de que Ele odeia o pecado, pois em </text:span><text:a xlink:type="simple" xlink:href="http://bibliaonline.com.br/acf/1co/10/8" text:style-name="Internet_20_link" text:visited-style-name="Visited_20_Internet_20_Link"><text:span text:style-name="T1">1 Co 10:8</text:span></text:a><text:span text:style-name="T1"> Ele nos recorda desse terrível acontecimento.</text:span></text:p>
        <text:p text:style-name="P5"/>
        <text:h text:style-name="P1" text:outline-level="2"><text:bookmark-start text:name="__RefHeading___Toc1871_1280209449"/>#227<text:bookmark-end text:name="__RefHeading___Toc1871_1280209449"/></text:h>
        <text:p text:style-name="P5"/>
        <text:p text:style-name="P6">Em todas as nossas petições, falhas, confissões e necessidades como indivíduos, vamos a DEUS como nosso PAI... mas em tudo o que diz respeito à conduta da igreja, vamos a Àquele que é a Cabeça da igreja.</text:p>
        <text:p text:style-name="P5"/>
        <text:h text:style-name="P2" text:outline-level="2"><text:bookmark-start text:name="__RefHeading___Toc1873_1280209449"/><text:a xlink:type="simple" xlink:href="http://bibliaonline.com.br/acf/nm/26" text:style-name="Internet_20_link" text:visited-style-name="Visited_20_Internet_20_Link"><text:span text:style-name="T1">NÚMEROS 26</text:span></text:a><text:bookmark-end text:name="__RefHeading___Toc1873_1280209449"/></text:h>
        <text:p text:style-name="P5"/>
        <text:p text:style-name="P6">Deus está cuidando de nos dizer que Ele conhece e tem um registro de cada homem que atravessa o deserto. Podem existir ocasiões quando nós crentes indagamos se o Senhor <text:soft-page-break/>realmente está prestando atenção em nós quando há tantos outros vivendo e morrendo neste mundo. Mas ele realmente conhece você pessoalmente por seu nome, e vigia você todos os dias. Tudo o que Ele nos pede para fazer é obedecê-Lo! Ele nos fará felizes e Ele ficará feliz também. Com freqüência, quão tolos somos quando não O obedecemos!</text:p>
        <text:p text:style-name="P5"/>
        <text:p text:style-name="P5"><text:a xlink:type="simple" xlink:href="http://bibliaonline.com.br/acf/nm/26/63-65" text:style-name="Internet_20_link" text:visited-style-name="Visited_20_Internet_20_Link"><text:span text:style-name="T1">Nm 26:63-65</text:span></text:a><text:span text:style-name="T1"> No início da jornada através do deserto, havia 600.000 homens, além de mulheres e crianças. Agora quando eles são contados no final da jornada, só restam 2 homens do grupo original. Todos os outros morreram no deserto e seus filhos agora cresceram. Deus os amava, e os tirou do Egito, mas por causa da incredulidade deles e de suas murmurações, perderam o gozo de entrarem na terra que mana "leite e mel". Isto não quer dizer que todos tenham ido para o inferno. Talvez existissem muitos que não tinham nenhuma fé, e só seguiam a multidão. Esses estavam realmente perdidos, mas havia muitos outros que tiveram fé, e confiaram no Senhor. Todavia por sua incredulidade e murmurações, perderam a bênção de entrarem na terra de Canaã. Josué e Calebe creram na promessa de Deus. Eles foram guardados aqueles 40 anos, para entrarem na terra.</text:span></text:p>
        <text:p text:style-name="P5"/>
        <text:h text:style-name="P1" text:outline-level="2"><text:bookmark-start text:name="__RefHeading___Toc1875_1280209449"/>#228<text:bookmark-end text:name="__RefHeading___Toc1875_1280209449"/></text:h>
        <text:p text:style-name="P5"/>
        <text:p text:style-name="P5"><text:span text:style-name="T1">As orações na terra são incenso no céu. </text:span><text:a xlink:type="simple" xlink:href="http://bibliaonline.com.br/acf/ap/5/8" text:style-name="Internet_20_link" text:visited-style-name="Visited_20_Internet_20_Link"><text:span text:style-name="T1">Ap 5:8</text:span></text:a><text:span text:style-name="T1">.</text:span></text:p>
        <text:p text:style-name="P5"/>
        <text:h text:style-name="P2" text:outline-level="2"><text:bookmark-start text:name="__RefHeading___Toc1877_1280209449"/><text:a xlink:type="simple" xlink:href="http://bibliaonline.com.br/acf/nm/27" text:style-name="Internet_20_link" text:visited-style-name="Visited_20_Internet_20_Link"><text:span text:style-name="T1">NÚMEROS 27</text:span></text:a><text:bookmark-end text:name="__RefHeading___Toc1877_1280209449"/></text:h>
        <text:p text:style-name="P5"/>
        <text:p text:style-name="P5"><text:a xlink:type="simple" xlink:href="http://bibliaonline.com.br/acf/nm/27/1-11" text:style-name="Internet_20_link" text:visited-style-name="Visited_20_Internet_20_Link"><text:span text:style-name="T1">Nm 27:1-11</text:span></text:a><text:span text:style-name="T1"> Poucos tinham fé real. Havia muitos ao redor que não pareciam se importar muito com sua herança, mas havia 5 irmãs, que não tinham irmãos, que se importavam muito. (Mas hoje, Deus nos deu, a homens, mulheres, meninos e meninas, tão maravilhosas bênçãos espirituais - e uma "herança". Será que damos valor a isso?)</text:span></text:p>
        <text:p text:style-name="P5"/>
        <text:p text:style-name="P5"><text:a xlink:type="simple" xlink:href="http://bibliaonline.com.br/acf/nm/27/7" text:style-name="Internet_20_link" text:visited-style-name="Visited_20_Internet_20_Link"><text:span text:style-name="T1">Nm 27:7</text:span></text:a><text:span text:style-name="T1"> O Senhor promete que elas não perderiam sua herança.</text:span></text:p>
        <text:p text:style-name="P5"/>
        <text:p text:style-name="P5"><text:a xlink:type="simple" xlink:href="http://bibliaonline.com.br/acf/nm/27/12-13" text:style-name="Internet_20_link" text:visited-style-name="Visited_20_Internet_20_Link"><text:span text:style-name="T1">Nm 27:12-13</text:span></text:a><text:span text:style-name="T1"> Que notícias tristes para Moisés. Ele pode dar uma boa olhada na terra prometida, mas é dito a ele que deve morrer, e que não poderá guiar o povo para entrar na terra.</text:span></text:p>
        <text:p text:style-name="P5"><text:soft-page-break/></text:p>
        <text:p text:style-name="P5"><text:a xlink:type="simple" xlink:href="http://bibliaonline.com.br/acf/nm/27/15-17" text:style-name="Internet_20_link" text:visited-style-name="Visited_20_Internet_20_Link"><text:span text:style-name="T1">Nm 27:15-17</text:span></text:a><text:span text:style-name="T1"> Que homem desapegado! Ao invés de pensar só em si mesmo, e na tristeza de estar sendo impedido de entrar na terra, ele pensa no povo de Deus, e pede ao Senhor para cuidar deles, e para escolher outro para guiá-los para que não sejam como ovelhas sem um pastor.</text:span></text:p>
        <text:p text:style-name="P5"/>
        <text:h text:style-name="P1" text:outline-level="2"><text:bookmark-start text:name="__RefHeading___Toc1879_1280209449"/>#229<text:bookmark-end text:name="__RefHeading___Toc1879_1280209449"/></text:h>
        <text:p text:style-name="P5"/>
        <text:p text:style-name="P6">O poder de nossas orações depende de nossa condição espiritual.</text:p>
        <text:p text:style-name="P5"/>
        <text:h text:style-name="P2" text:outline-level="2"><text:bookmark-start text:name="__RefHeading___Toc1881_1280209449"/><text:a xlink:type="simple" xlink:href="http://bibliaonline.com.br/acf/nm/28" text:style-name="Internet_20_link" text:visited-style-name="Visited_20_Internet_20_Link"><text:span text:style-name="T1">NÚMEROS 28</text:span></text:a><text:bookmark-end text:name="__RefHeading___Toc1881_1280209449"/></text:h>
        <text:p text:style-name="P5"/>
        <text:p text:style-name="P5"><text:a xlink:type="simple" xlink:href="http://bibliaonline.com.br/acf/nm/28/2" text:style-name="Internet_20_link" text:visited-style-name="Visited_20_Internet_20_Link"><text:span text:style-name="T1">Nm 28:2</text:span></text:a><text:span text:style-name="T1"> Repare nas palavras "meu" e "me". O próprio Deus naquilo que possa apontar para a vinda de Seu Filho amado, o Senhor Jesus. Quando o Senhor Jesus morreu na cruz, foi para que nossos pecados pudessem ser tirados. Mas é importante para nós recordarmos que havia um primeiro propósito em Sua morte, e era que Ele morresse para a glória de Deus. Esse sacrifício foi uma perfeita delícia ao coração do próprio Deus. Lembremo-nos disso, pois é muito importante. Se fossemos ler este capítulo, e o próximo, descobriríamos que a oferta pelo pecado é mencionada 13 vezes, mas as ofertas de aroma suave são mencionadas 58 vezes. Qual é a diferença? A oferta pelo pecado servem para nos lembrar do Senhor Jesus tirando nossos pecados ao levar o castigo de Deus e ao derramar o Seu sangue por nós. Mas as ofertas de aroma suave nos recordam de quão preciosa e doce aquela oferta do Senhor Jesus foi para o próprio Deus. Quanto mais você compreender isto, mais rico será seu louvor a Deus.</text:span></text:p>
        <text:p text:style-name="P5"/>
        <text:p text:style-name="P5"><text:a xlink:type="simple" xlink:href="http://bibliaonline.com.br/acf/nm/28/4" text:style-name="Internet_20_link" text:visited-style-name="Visited_20_Internet_20_Link"><text:span text:style-name="T1">Nm 28:4</text:span></text:a><text:span text:style-name="T1"> Cedo e à tarde devia haver aquela oferta do cordeiro. Para nós hoje trata-se de um lembrete da preciosa Pessoa do Senhor Jesus, oferecendo-Se a Deus.</text:span></text:p>
        <text:p text:style-name="P5"/>
        <text:h text:style-name="P1" text:outline-level="2"><text:bookmark-start text:name="__RefHeading___Toc1883_1280209449"/>#230<text:bookmark-end text:name="__RefHeading___Toc1883_1280209449"/></text:h>
        <text:p text:style-name="P5"/>
        <text:p text:style-name="P6">Ao orarmos em Nome de Cristo, nos aproximamos de Deus em todo o valor e autoridade daquele Nome.</text:p>
        <text:p text:style-name="P5"/>
        <text:h text:style-name="P2" text:outline-level="2"><text:bookmark-start text:name="__RefHeading___Toc1885_1280209449"/><text:soft-page-break/><text:a xlink:type="simple" xlink:href="http://bibliaonline.com.br/acf/nm/29" text:style-name="Internet_20_link" text:visited-style-name="Visited_20_Internet_20_Link"><text:span text:style-name="T1">NÚMEROS 29</text:span></text:a><text:bookmark-end text:name="__RefHeading___Toc1885_1280209449"/></text:h>
        <text:p text:style-name="P5"/>
        <text:p text:style-name="P5"><text:a xlink:type="simple" xlink:href="http://bibliaonline.com.br/acf/nm/29/1-6" text:style-name="Internet_20_link" text:visited-style-name="Visited_20_Internet_20_Link"><text:span text:style-name="T1">Nm 29:1-6</text:span></text:a><text:span text:style-name="T1"> A oferta queimada é uma figura dAquele perfeito que foi tamanho prazer para o coração de Deus... o Senhor Jesus que "Se ofereceu a Si mesmo imaculado a Deus" (</text:span><text:a xlink:type="simple" xlink:href="http://bibliaonline.com.br/acf/hb/9/14" text:style-name="Internet_20_link" text:visited-style-name="Visited_20_Internet_20_Link"><text:span text:style-name="T1">Hb 9:14</text:span></text:a><text:span text:style-name="T1">), e em Quem Deus encontrou tão perfeito prazer. É verdadeiramente maravilhoso conhecer um pouquinho do que o Senhor Jesus fez por mim, e de como Seu poderoso sacrifício tirou os meus pecados. Mas não nos esqueçamos de que Ele significa mais para Deus Seu Pai do que Ele significa para qualquer um de nós. (Leia cuidadosa e vagarosamente Jo </text:span><text:a xlink:type="simple" xlink:href="http://bibliaonline.com.br/acf/jo/17/4" text:style-name="Internet_20_link" text:visited-style-name="Visited_20_Internet_20_Link"><text:span text:style-name="T1">17:4</text:span></text:a><text:span text:style-name="T1">).</text:span></text:p>
        <text:p text:style-name="P5"/>
        <text:p text:style-name="P5"><text:a xlink:type="simple" xlink:href="http://bibliaonline.com.br/acf/nm/29/12-40" text:style-name="Internet_20_link" text:visited-style-name="Visited_20_Internet_20_Link"><text:span text:style-name="T1">Nm 29:12-40</text:span></text:a><text:span text:style-name="T1"> No décimo quinto dia, eles deviam trazer uma oferta de 13 novilhos. Eles seriam uma oferta grande e cara para apresentar ao Senhor. Nos dias que se seguiam até o oitavo dia, o número de novilhos vai diminuindo até que no oitavo dia é de apenas um. Mesmo que não conheçamos tanto sobre o Senhor quanto outros conheçam, Deus tem prazer em tudo o que podemos desfrutar da beleza e amabilidade de Cristo. Não hesite em louvá-Lo e em agradecer a Ele. Ele vê o seu coração e dá grande valor aos seus pensamentos sobre Seu Filho amado. Tente se lembrar do que o Senhor Jesus fez para a glória de Deus em primeiro lugar. Então no que Ele fez para você.</text:span></text:p>
        <text:p text:style-name="P5"/>
        <text:h text:style-name="P1" text:outline-level="2"><text:bookmark-start text:name="__RefHeading___Toc1887_1280209449"/>#231<text:bookmark-end text:name="__RefHeading___Toc1887_1280209449"/></text:h>
        <text:p text:style-name="P5"/>
        <text:h text:style-name="P2" text:outline-level="2"><text:bookmark-start text:name="__RefHeading___Toc1889_1280209449"/><text:a xlink:type="simple" xlink:href="http://bibliaonline.com.br/acf/nm/30" text:style-name="Internet_20_link" text:visited-style-name="Visited_20_Internet_20_Link"><text:span text:style-name="T1">NÚMEROS 30</text:span></text:a><text:bookmark-end text:name="__RefHeading___Toc1889_1280209449"/></text:h>
        <text:p text:style-name="P5"/>
        <text:p text:style-name="P6">Oro pensando em minhas necessidades... adoramos pensando naquilo que temos em Deus.</text:p>
        <text:p text:style-name="P5"/>
        <text:p text:style-name="P5"><text:a xlink:type="simple" xlink:href="http://bibliaonline.com.br/acf/nm/30/3" text:style-name="Internet_20_link" text:visited-style-name="Visited_20_Internet_20_Link"><text:span text:style-name="T1">Nm 30:3</text:span></text:a><text:span text:style-name="T1"> Um voto é uma promessa que é feita, e aqui se refere a promessas feitas ao Senhor. Uma mulher faz uma promessa ou voto ao Senhor. Às vezes fazemos promessas que não somos capazes de cumprir. Ou talvez desejamos que nunca tivéssemos feito aquela promessa. Quando uma mulher fazia um voto, ela tinha que manter sua palavra. Não importa o quão difícil pudesse ser, ela não podia voltar atrás.</text:span></text:p>
        <text:p text:style-name="P5"/>
        <text:p text:style-name="P5"><text:a xlink:type="simple" xlink:href="http://bibliaonline.com.br/acf/nm/30/8" text:style-name="Internet_20_link" text:visited-style-name="Visited_20_Internet_20_Link"><text:span text:style-name="T1">Nm 30:8</text:span></text:a><text:span text:style-name="T1"> A notável provisão. Se o seu marido ou seu pai (</text:span><text:a xlink:type="simple" xlink:href="https://www.bibliaonline.com.br/acf/nm/30/5" text:style-name="Internet_20_link" text:visited-style-name="Visited_20_Internet_20_Link"><text:span text:style-name="T1">vers. 5</text:span></text:a><text:span text:style-name="T1">) escutasse ela fazer um </text:span><text:soft-page-break/><text:span text:style-name="T1">voto e soubesse que seria muito difícil para ela guardar aquele voto, então ele poderia "desobrigá-la" daquele voto - veja os vers. </text:span><text:a xlink:type="simple" xlink:href="http://bibliaonline.com.br/acf/nm/30/13,14,15" text:style-name="Internet_20_link" text:visited-style-name="Visited_20_Internet_20_Link"><text:span text:style-name="T1">13, 14 e 15</text:span></text:a><text:span text:style-name="T1">. Seu marido tinha o direito de deixá-la levar a total responsabilidade de seu voto, ou se ela não o fizesse, ele próprio deveria fazê-lo. Então ela ficava livre da responsabilidade.</text:span></text:p>
        <text:p text:style-name="P5"/>
        <text:p text:style-name="P5"><text:a xlink:type="simple" xlink:href="http://bibliaonline.com.br/acf/nm/30/15" text:style-name="Internet_20_link" text:visited-style-name="Visited_20_Internet_20_Link"><text:span text:style-name="T1">Nm 30:15</text:span></text:a><text:span text:style-name="T1"> "...então ele levará a iniqüidade dela." Que lição temos em tudo isso! Na crucificação de nosso Senhor Jesus, os líderes de Israel clamaram a Pilatos, "o seu sangue caia sobre nós e sobre nossos filhos." Que voto terrível! Eles disseram - sabemos o que estamos fazendo, queremos que este Homem seja entregue à morte e assumiremos toda a culpa por isso para nós mesmos e para nossos filhos. Se aquele voto permanecesse, então jamais poderia haver bênção para aquela nação. Eles seriam sempre culpados do assassinato do Senhor Jesus, e o próprio Deus não poderia abençoá-los. Mas o Senhor Jesus escutou aquele terrível voto... Ele era realmente como o marido de Israel. Embora Ele fosse o rejeitado e odiado, Ele não queria que aquele terrível voto permanecesse. Por isso Ele disse, "Pai, perdoa-lhes, porque não sabem o que fazem" (</text:span><text:a xlink:type="simple" xlink:href="http://bibliaonline.com.br/acf/lc/23/34" text:style-name="Internet_20_link" text:visited-style-name="Visited_20_Internet_20_Link"><text:span text:style-name="T1">Lc 23:34</text:span></text:a><text:span text:style-name="T1">). Ele desobrigou-os (cancelou) aquele voto! Que amor maravilhoso! Ele queria que eles fossem abençoados e perdoados e levou a culpa sobre Si mesmo. E agora Deus está livre para abençoar Seu povo Israel, e Ele o fará após nós os crentes termos sido levados para estarmos com o Senhor.</text:span></text:p>
        <text:p text:style-name="P5"/>
        <text:h text:style-name="P1" text:outline-level="2"><text:bookmark-start text:name="__RefHeading___Toc1891_1280209449"/>#232<text:bookmark-end text:name="__RefHeading___Toc1891_1280209449"/></text:h>
        <text:p text:style-name="P5"/>
        <text:p text:style-name="P6">Quando vamos a Deus para adorar, nós o fazemos ocupados com Aquele que é perfeitamente aceitável a Deus.</text:p>
        <text:p text:style-name="P5"/>
        <text:h text:style-name="P2" text:outline-level="2"><text:bookmark-start text:name="__RefHeading___Toc1893_1280209449"/><text:a xlink:type="simple" xlink:href="http://bibliaonline.com.br/acf/nm/31" text:style-name="Internet_20_link" text:visited-style-name="Visited_20_Internet_20_Link"><text:span text:style-name="T1">NÚMEROS 31</text:span></text:a><text:bookmark-end text:name="__RefHeading___Toc1893_1280209449"/></text:h>
        <text:p text:style-name="P5"/>
        <text:p text:style-name="P5"><text:span text:style-name="T1">Temos lido nos </text:span><text:a xlink:type="simple" xlink:href="https://www.bibliaonline.com.br/acf/nm/22" text:style-name="Internet_20_link" text:visited-style-name="Visited_20_Internet_20_Link"><text:span text:style-name="T1">capítulos 22</text:span></text:a><text:span text:style-name="T1"> ao 25 de como os Midianitas tentaram separar Deus de Israel usando Balaão; e não conseguiram. Então eles tentaram separar Israel de Deus levando os homens de Israel a caírem em imoralidade com as mulheres de Midiã, e conseguiram fazê-lo em parte. Balaão parecia ter escapado de qualquer castigo. Mas hoje, nos versículos </text:span><text:a xlink:type="simple" xlink:href="https://www.bibliaonline.com.br/acf/nm/31/1-3" text:style-name="Internet_20_link" text:visited-style-name="Visited_20_Internet_20_Link"><text:span text:style-name="T1">1-3</text:span></text:a><text:span text:style-name="T1"> vemos afirmações interessantes. Nos versículos </text:span><text:a xlink:type="simple" xlink:href="https://www.bibliaonline.com.br/acf/nm/31/1-2" text:style-name="Internet_20_link" text:visited-style-name="Visited_20_Internet_20_Link"><text:span text:style-name="T1">1-2</text:span></text:a><text:span text:style-name="T1"> o Senhor disse a Moisés, "vinga os filhos de Israel dos midianitas", mas no </text:span><text:a xlink:type="simple" xlink:href="https://www.bibliaonline.com.br/acf/nm/31/3" text:style-name="Internet_20_link" text:visited-style-name="Visited_20_Internet_20_Link"><text:span text:style-name="T1">versículo 3</text:span></text:a><text:span text:style-name="T1"> lemos que Moisés </text:span><text:soft-page-break/><text:span text:style-name="T1">disse ao povo "vinga o Senhor de Midiã" (conforme a versão inglesa). Deste modo ambas as coisas se cumpriram!</text:span></text:p>
        <text:p text:style-name="P5"/>
        <text:p text:style-name="P5"><text:span text:style-name="T1">Então no </text:span><text:a xlink:type="simple" xlink:href="https://www.bibliaonline.com.br/acf/nm/31/2" text:style-name="Internet_20_link" text:visited-style-name="Visited_20_Internet_20_Link"><text:span text:style-name="T1">versículo 2</text:span></text:a><text:span text:style-name="T1"> entendemos que Deus não iria deixar Moisés morrer sem ver essa desgraça totalmente eliminada da memória.</text:span></text:p>
        <text:p text:style-name="P5"/>
        <text:p text:style-name="P5"><text:a xlink:type="simple" xlink:href="http://bibliaonline.com.br/acf/nm/31/3-12" text:style-name="Internet_20_link" text:visited-style-name="Visited_20_Internet_20_Link"><text:span text:style-name="T1">Nm 31:3-12</text:span></text:a><text:span text:style-name="T1"> Pelo fato de Deus estar trabalhando por detrás dos bastidores, não era necessário um exército enorme, mesmo se Midiã fosse muito poderoso. Repare que Finéias, o sacerdote, acompanhou o exército! Ele era melhor do que algum grande capitão qualquer.</text:span></text:p>
        <text:p text:style-name="P5"/>
        <text:p text:style-name="P5"><text:a xlink:type="simple" xlink:href="http://bibliaonline.com.br/acf/nm/31/13-24" text:style-name="Internet_20_link" text:visited-style-name="Visited_20_Internet_20_Link"><text:span text:style-name="T1">Nm 31:13-24</text:span></text:a><text:span text:style-name="T1"> As mulheres eram a causa do pecado, portanto Moisés estava irado porque os principais não as estavam destruindo. Nada poderia ser usado por Israel que não tivesse passado pelo fogo, o juízo de Deus.</text:span></text:p>
        <text:p text:style-name="P5"/>
        <text:p text:style-name="P5"><text:a xlink:type="simple" xlink:href="http://bibliaonline.com.br/acf/nm/31/25-54" text:style-name="Internet_20_link" text:visited-style-name="Visited_20_Internet_20_Link"><text:span text:style-name="T1">Nm 31:25-54</text:span></text:a><text:span text:style-name="T1"> Quando os israelitas haviam deixado a terra do Egito anos antes, levaram com eles grande parte dos tesouros da terra. Aqui eles conservam parte para eles, e dão outra parte ao Senhor, dos despojos dos inimigos do Senhor. Quando eles se voltam a Ele em obediência, o Senhor em Sua graça traz bênção.</text:span></text:p>
        <text:p text:style-name="P5"/>
        <text:h text:style-name="P1" text:outline-level="2"><text:bookmark-start text:name="__RefHeading___Toc1895_1280209449"/>#233<text:bookmark-end text:name="__RefHeading___Toc1895_1280209449"/></text:h>
        <text:p text:style-name="P5"/>
        <text:p text:style-name="P6">Em quaisquer circunstâncias, em todos os lugares, em todo tempo, devemos orar. A oração é a atitude constante de dependência de Deus.</text:p>
        <text:p text:style-name="P5"/>
        <text:h text:style-name="P2" text:outline-level="2"><text:bookmark-start text:name="__RefHeading___Toc1897_1280209449"/><text:a xlink:type="simple" xlink:href="http://bibliaonline.com.br/acf/nm/32" text:style-name="Internet_20_link" text:visited-style-name="Visited_20_Internet_20_Link"><text:span text:style-name="T1">NÚMEROS 32</text:span></text:a><text:bookmark-end text:name="__RefHeading___Toc1897_1280209449"/></text:h>
        <text:p text:style-name="P5"/>
        <text:p text:style-name="P5"><text:a xlink:type="simple" xlink:href="http://bibliaonline.com.br/acf/nm/32/1-5" text:style-name="Internet_20_link" text:visited-style-name="Visited_20_Internet_20_Link"><text:span text:style-name="T1">Nm 32:1-5</text:span></text:a><text:span text:style-name="T1"> Alguns do povo de três das tribos não quiseram atravessar o Rio Jordão. Eles olharam para o bom pasto da terra do lado silvestre do rio. Parecia um bom lugar para se ficar. Por isso disseram a Moisés que não queriam cruzar o rio Jordão. Com o que isto se parece em nossa vida cristã? Este Rio Jordão é uma figura de nossa morte com Cristo na cruz. </text:span><text:a xlink:type="simple" xlink:href="http://bibliaonline.com.br/acf/rm/6/3-11" text:style-name="Internet_20_link" text:visited-style-name="Visited_20_Internet_20_Link"><text:span text:style-name="T1">Rm 6:3-11</text:span></text:a><text:span text:style-name="T1"> e Gl </text:span><text:a xlink:type="simple" xlink:href="http://bibliaonline.com.br/acf/gl/2/20" text:style-name="Internet_20_link" text:visited-style-name="Visited_20_Internet_20_Link"><text:span text:style-name="T1">2:20</text:span></text:a><text:span text:style-name="T1"> nos falam isso. Somos cidadãos do céu, não da terra. Leia Cl </text:span><text:a xlink:type="simple" xlink:href="http://bibliaonline.com.br/acf/cl/3/1-3" text:style-name="Internet_20_link" text:visited-style-name="Visited_20_Internet_20_Link"><text:span text:style-name="T1">3:1-3</text:span></text:a><text:span text:style-name="T1">. Para desfrutarmos de nossas bênçãos celestiais (</text:span><text:a xlink:type="simple" xlink:href="http://bibliaonline.com.br/acf/ef/1/3" text:style-name="Internet_20_link" text:visited-style-name="Visited_20_Internet_20_Link"><text:span text:style-name="T1">Ef 1:3</text:span></text:a><text:span text:style-name="T1">) agora, precisamos </text:span><text:soft-page-break/><text:span text:style-name="T1">entender que morremos com Cristo para o pecado e para o mundo, e estamos vivos com Ele agora em nossa vida celestial. Se olharmos ao redor e dissermos "bem, este não é um lugar de todo mal, vou desfrutar dele", seríamos como essas pessoas em nosso capítulo. Agora, gaste um minuto lendo Josué </text:span><text:a xlink:type="simple" xlink:href="https://www.bibliaonline.com.br/acf/js/14/1-2" text:style-name="Internet_20_link" text:visited-style-name="Visited_20_Internet_20_Link"><text:span text:style-name="T1">14:1-2</text:span></text:a><text:span text:style-name="T1"> para ver o que eles perderam.</text:span></text:p>
        <text:p text:style-name="P5"/>
        <text:p text:style-name="P5"><text:a xlink:type="simple" xlink:href="http://bibliaonline.com.br/acf/nm/32/6-15" text:style-name="Internet_20_link" text:visited-style-name="Visited_20_Internet_20_Link"><text:span text:style-name="T1">Nm 32:6-15</text:span></text:a><text:span text:style-name="T1"> Moisés estava muito desgostoso com isso. Seus olhos estavam colocados na terra que Deus havia prometido dar ao povo.</text:span></text:p>
        <text:p text:style-name="P5"/>
        <text:p text:style-name="P5"><text:a xlink:type="simple" xlink:href="http://bibliaonline.com.br/acf/nm/32/16-19" text:style-name="Internet_20_link" text:visited-style-name="Visited_20_Internet_20_Link"><text:span text:style-name="T1">Nm 32:16-19</text:span></text:a><text:span text:style-name="T1"> Aqueles que tinham dito que não queriam cruzar o rio, prometem que irão e ajudarão o restante de seus irmãos a possuir a terra, e depois voltarão.</text:span></text:p>
        <text:p text:style-name="P5"/>
        <text:p text:style-name="P5"><text:a xlink:type="simple" xlink:href="http://bibliaonline.com.br/acf/nm/32/20-42" text:style-name="Internet_20_link" text:visited-style-name="Visited_20_Internet_20_Link"><text:span text:style-name="T1">Nm 32:20-42</text:span></text:a><text:span text:style-name="T1"> Moisés aceita isso. Quando estamos determinados a tomar nosso próprio caminho, Deus às vezes permite que o façamos. Mais tarde descobrimos os problemas que acompanham isso. Se fôssemos acompanhar a história dessas duas tribos e meia, descobriríamos que eles foram os primeiros a serem levados para o cativeiro quando o inimigo os atacou - </text:span><text:a xlink:type="simple" xlink:href="http://bibliaonline.com.br/acf/1cr/5/25,26" text:style-name="Internet_20_link" text:visited-style-name="Visited_20_Internet_20_Link"><text:span text:style-name="T1">1 Cr 5:25, 26</text:span></text:a><text:span text:style-name="T1">. Não sejamos crentes ocupados com o mundo.</text:span></text:p>
        <text:p text:style-name="P5"/>
        <text:h text:style-name="P1" text:outline-level="2"><text:bookmark-start text:name="__RefHeading___Toc1899_1280209449"/>#234<text:bookmark-end text:name="__RefHeading___Toc1899_1280209449"/></text:h>
        <text:p text:style-name="P5"/>
        <text:p text:style-name="P6">Em todas as nossas petições, falhas, confissões, e necessidades como indivíduos vamos a DEUS como nosso PAI... mas em tudo o que diga respeito à conduta da igreja, vamos Àquele que é a Cabeça da igreja.</text:p>
        <text:p text:style-name="P5"/>
        <text:h text:style-name="P2" text:outline-level="2"><text:bookmark-start text:name="__RefHeading___Toc1901_1280209449"/><text:a xlink:type="simple" xlink:href="http://bibliaonline.com.br/acf/nm/33" text:style-name="Internet_20_link" text:visited-style-name="Visited_20_Internet_20_Link"><text:span text:style-name="T1">NÚMEROS 33</text:span></text:a><text:bookmark-end text:name="__RefHeading___Toc1901_1280209449"/></text:h>
        <text:p text:style-name="P5"/>
        <text:p text:style-name="P5"><text:a xlink:type="simple" xlink:href="http://bibliaonline.com.br/acf/nm/33/1-49" text:style-name="Internet_20_link" text:visited-style-name="Visited_20_Internet_20_Link"><text:span text:style-name="T1">Nm 33:1-49</text:span></text:a><text:span text:style-name="T1"> A fidelidade e cuidado do Senhor cuidou que fosse mantido um registro das peregrinações de Seu povo durante mais de quarenta anos. Cada lugar que pararam ao longo do caminho é anotado. O Senhor também mantém um registro de nossa vida, e algum dia Ele irá rever isso passo a passo. E então nós O louvaremos por Sua fidelidade apesar de nossas falhas. O próprio Senhor foi com eles em todas aquelas peregrinações.</text:span></text:p>
        <text:p text:style-name="P5"/>
        <text:p text:style-name="P5"><text:a xlink:type="simple" xlink:href="http://bibliaonline.com.br/acf/nm/33/50-56" text:style-name="Internet_20_link" text:visited-style-name="Visited_20_Internet_20_Link"><text:span text:style-name="T1">Nm 33:50-56</text:span></text:a><text:span text:style-name="T1"> Após esse longo relato, eles são informados de que quando entrarem na terra, devem expulsar aqueles que viviam ali, de modo a não serem influenciados por </text:span><text:soft-page-break/><text:span text:style-name="T1">seus ímpios caminhos. Eles foram avisados que se os deixassem permanecer, e tentassem viver entre eles, aquilo seria um contínuo problema e tribulação para eles. Isto é uma lição para nós. Estamos em jornada em direção ao céu, onde nunca mais teremos qualquer uma dessas tribulações e batalhas. Mas sabemos que tribulações são estas agora. Sabemos que precisamos trabalhar com aqueles que não amam o Senhor Jesus, e que zombam de nós se falamos bem dEle. Cuidemos de não fazer amizade com eles, mas permaneçamos separados deles. Devemos testemunhar a Eles do Senhor. Separação não significa isolamento.</text:span></text:p>
        <text:p text:style-name="P5"/>
        <text:h text:style-name="P1" text:outline-level="2"><text:bookmark-start text:name="__RefHeading___Toc1903_1280209449"/>#235<text:bookmark-end text:name="__RefHeading___Toc1903_1280209449"/></text:h>
        <text:p text:style-name="P5"/>
        <text:p text:style-name="P5"><text:span text:style-name="T1">As orações na terra são incenso no céu. </text:span><text:a xlink:type="simple" xlink:href="http://bibliaonline.com.br/acf/ap/5/8" text:style-name="Internet_20_link" text:visited-style-name="Visited_20_Internet_20_Link"><text:span text:style-name="T1">Ap 5:8</text:span></text:a></text:p>
        <text:p text:style-name="P5"/>
        <text:h text:style-name="P2" text:outline-level="2"><text:bookmark-start text:name="__RefHeading___Toc1905_1280209449"/><text:a xlink:type="simple" xlink:href="http://bibliaonline.com.br/acf/nm/34" text:style-name="Internet_20_link" text:visited-style-name="Visited_20_Internet_20_Link"><text:span text:style-name="T1">NÚMEROS 34</text:span></text:a><text:bookmark-end text:name="__RefHeading___Toc1905_1280209449"/></text:h>
        <text:p text:style-name="P5"/>
        <text:p text:style-name="P5"><text:a xlink:type="simple" xlink:href="http://bibliaonline.com.br/acf/nm/34/1" text:style-name="Internet_20_link" text:visited-style-name="Visited_20_Internet_20_Link"><text:span text:style-name="T1">Nm 34:1</text:span></text:a><text:span text:style-name="T1"> O Senhor diz, "quando entrardes na terra", não diz "se entrardes", pois Ele havia prometido, e iria cumprir a promessa. E a mesma mão que os trouxe para fora do Egito, e que os manteve durante aqueles 40 anos no deserto, iria também dividir para eles a terra que manava "leite e mel". Por isso lemos das fronteiras daquela terra.</text:span></text:p>
        <text:p text:style-name="P5"/>
        <text:p text:style-name="P5"><text:a xlink:type="simple" xlink:href="http://bibliaonline.com.br/acf/nm/34/16" text:style-name="Internet_20_link" text:visited-style-name="Visited_20_Internet_20_Link"><text:span text:style-name="T1">Nm 34:16</text:span></text:a><text:span text:style-name="T1"> Estes dois homens, Eleazar o sacerdote e Josué, devem dividir a terra prometida entre as doze tribos.</text:span></text:p>
        <text:p text:style-name="P5"/>
        <text:p text:style-name="P5"><text:a xlink:type="simple" xlink:href="http://bibliaonline.com.br/acf/nm/34/19-29" text:style-name="Internet_20_link" text:visited-style-name="Visited_20_Internet_20_Link"><text:span text:style-name="T1">Nm 34:19-29</text:span></text:a><text:span text:style-name="T1"> Devia ser posto um príncipe como responsável por cada tribo. Lembre-se de que Ele também nos prometeu uma "terra" nas alturas... nossas bênçãos não podem ser medidas por fronteiras e nem por milhas. Mesmo hoje, somos tão ricamente abençoados, e o Senhor quer que desfrutemos de tudo. A altura e a profundidade, a largura e o comprimento não podem ser medidos, Ef </text:span><text:a xlink:type="simple" xlink:href="http://bibliaonline.com.br/acf/ef/3/17,18,19" text:style-name="Internet_20_link" text:visited-style-name="Visited_20_Internet_20_Link"><text:span text:style-name="T1">3:17, 18 e 19</text:span></text:a><text:span text:style-name="T1">. É tudo nosso, pois somos herdeiros de Deus e co-herdeiros com Jesus Cristo.</text:span></text:p>
        <text:p text:style-name="P5"/>
        <text:h text:style-name="P1" text:outline-level="2"><text:bookmark-start text:name="__RefHeading___Toc1907_1280209449"/>#236<text:bookmark-end text:name="__RefHeading___Toc1907_1280209449"/></text:h>
        <text:p text:style-name="P5"/>
        <text:p text:style-name="P6">O poder de nossas orações depende de nossa condição espiritual.</text:p>
        <text:p text:style-name="P5"><text:soft-page-break/></text:p>
        <text:h text:style-name="P2" text:outline-level="2"><text:bookmark-start text:name="__RefHeading___Toc1909_1280209449"/><text:a xlink:type="simple" xlink:href="http://bibliaonline.com.br/acf/nm/35" text:style-name="Internet_20_link" text:visited-style-name="Visited_20_Internet_20_Link"><text:span text:style-name="T1">NÚMEROS 35</text:span></text:a><text:bookmark-end text:name="__RefHeading___Toc1909_1280209449"/></text:h>
        <text:p text:style-name="P5"/>
        <text:p text:style-name="P5"><text:a xlink:type="simple" xlink:href="http://bibliaonline.com.br/acf/nm/35/11" text:style-name="Internet_20_link" text:visited-style-name="Visited_20_Internet_20_Link"><text:span text:style-name="T1">Nm 35:11</text:span></text:a><text:span text:style-name="T1"> As cidades de refúgio eram para alguém que tivesse matado outro "por engano" - isto é, por acidente. Podemos ver do final do </text:span><text:a xlink:type="simple" xlink:href="https://www.bibliaonline.com.br/acf/nm/35/16" text:style-name="Internet_20_link" text:visited-style-name="Visited_20_Internet_20_Link"><text:span text:style-name="T1">versículo 16</text:span></text:a><text:span text:style-name="T1">, que se fosse um homicídio de fato, então o homem que o praticasse deveria ser morto. Lembre-se sempre de que o homicídio vem de Satanás - </text:span><text:a xlink:type="simple" xlink:href="http://bibliaonline.com.br/acf/jo/8/44" text:style-name="Internet_20_link" text:visited-style-name="Visited_20_Internet_20_Link"><text:span text:style-name="T1">Jo 8:44</text:span></text:a><text:span text:style-name="T1">.</text:span></text:p>
        <text:p text:style-name="P5"/>
        <text:p text:style-name="P5"><text:a xlink:type="simple" xlink:href="http://bibliaonline.com.br/acf/nm/35/25" text:style-name="Internet_20_link" text:visited-style-name="Visited_20_Internet_20_Link"><text:span text:style-name="T1">Nm 35:25</text:span></text:a><text:span text:style-name="T1"> Aquele que fugisse para a cidade de refúgio devia permanecer ali até a morte do Sumo Sacerdote, e então poderia voltar para o lugar onde a morte havia acontecido, e estaria livre. Mas nos versículos </text:span><text:a xlink:type="simple" xlink:href="https://www.bibliaonline.com.br/acf/nm/35/26,27" text:style-name="Internet_20_link" text:visited-style-name="Visited_20_Internet_20_Link"><text:span text:style-name="T1">26 e 27</text:span></text:a><text:span text:style-name="T1"> vemos que se ele saísse daquela cidade antes da morte do sumo sacerdote, então poderia ser morto. Deixe-nos fazer a aplicação desta história. O Senhor Jesus amou tanto Seu culpado povo de Israel que disse, "Pai, perdoa-lhes pois não sabem o que fazem". Se o Senhor não tivesse dito isso, eles teriam sido culpados de homicídio, e não poderia haver bênção para eles para todo o sempre. Mas agora podemos dizer que eles são culpados de "homicídio não premeditado", e Deus permitiu a eles que se refugiassem entre as nações para onde foram dispersos. Eles estão voltando para a terra agora enquanto o grande Sumo Sacerdote (o Senhor Jesus) ainda está na glória, e serão punidos ali na terra por sua desobediência. Depois que o Senhor voltar para nos levar, os crentes, para junto dEle no céu, Ele introduzirá os Israelitas que crerem em sua terra e Ele aparecerá ali. (Embora este capítulo seja sobre o povo de Deus, Israel, é uma ilustração do refúgio (lugar seguro) que encontramos em nosso Senhor Jesus. Agradeçamos a Deus por isso.)</text:span></text:p>
        <text:p text:style-name="P5"/>
        <text:h text:style-name="P1" text:outline-level="2"><text:bookmark-start text:name="__RefHeading___Toc1911_1280209449"/>#237<text:bookmark-end text:name="__RefHeading___Toc1911_1280209449"/></text:h>
        <text:p text:style-name="P5"/>
        <text:p text:style-name="P6">Pedirmos em Nome de Cristo, é mais do que ter um direito por meio do Seu nome; é, na verdade, entrar na presença de Deus com todo o valor e autoridade daquele Nome.</text:p>
        <text:p text:style-name="P5"/>
        <text:h text:style-name="P2" text:outline-level="2"><text:bookmark-start text:name="__RefHeading___Toc1913_1280209449"/><text:a xlink:type="simple" xlink:href="http://bibliaonline.com.br/acf/nm/36" text:style-name="Internet_20_link" text:visited-style-name="Visited_20_Internet_20_Link"><text:span text:style-name="T1">NÚMEROS 36</text:span></text:a><text:bookmark-end text:name="__RefHeading___Toc1913_1280209449"/></text:h>
        <text:p text:style-name="P5"/>
        <text:p text:style-name="P5"><text:span text:style-name="T1">No </text:span><text:a xlink:type="simple" xlink:href="https://www.bibliaonline.com.br/acf/nm/27" text:style-name="Internet_20_link" text:visited-style-name="Visited_20_Internet_20_Link"><text:span text:style-name="T1">capítulo 27</text:span></text:a><text:span text:style-name="T1"> tivemos o início da história das filhas deste homem Zelofeade. Agora vemos a conclusão. Em Israel, se uma jovem não tivesse irmãos, ela recebia a herança </text:span><text:soft-page-break/><text:span text:style-name="T1">de seu pai. Ela devia casar-se com um homem de sua própria tribo, do contrário sua herança poderia ir para a tribo de seu marido. Deus queria que cada tribo se mantivesse distinta. (Lembremo-nos da lição que é para nós. Existe uma "herança" que deve ser avaliada e nunca, nunca abandonada. Há muitos jovens crentes que vivem para o Senhor Jesus e que dão valor à "herança" que têm nEle. Quão triste é escutarmos de crentes que têm amigos, e que até mesmo se casaram com alguém que é gentil e agradável mas que não ama o Senhor e nem se interessa pela herança celestial. Há tristezas em uma condição assim, e o Senhor nos avisa disso em </text:span><text:a xlink:type="simple" xlink:href="http://bibliaonline.com.br/acf/2co/6/14" text:style-name="Internet_20_link" text:visited-style-name="Visited_20_Internet_20_Link"><text:span text:style-name="T1">2 Co 6:14</text:span></text:a><text:span text:style-name="T1">. Para o incrédulo este é apenas um livro de "números", mas para nós que conhecemos o Senhor como Salvador, é de grande encorajamento enquanto atravessamos este mundo rumo à glória. Quanto mais estivermos desfrutando do Senhor, mais entenderemos que este mundo é um deserto.</text:span></text:p>
        <text:p text:style-name="P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8:59:21.361770997</dc:date>
    <meta:creation-date>2018-06-11T22:51:04.642681485</meta:creation-date>
    <meta:generator>LibreOffice/6.0.7.3$Linux_X86_64 LibreOffice_project/00m0$Build-3</meta:generator>
    <meta:editing-duration>PT28M32S</meta:editing-duration>
    <meta:editing-cycles>1</meta:editing-cycles>
    <meta:document-statistic meta:table-count="0" meta:image-count="0" meta:object-count="0" meta:page-count="33" meta:paragraph-count="273" meta:word-count="9467" meta:character-count="53666" meta:non-whitespace-character-count="44471"/>
  </office:meta>
</office:document-meta>
</file>